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uman-Cau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5.999cm" svg:height="8.999cm" svg:x="18.563cm" svg:y="0.6cm">
            <draw:object draw:notify-on-update-of-ranges="'Human-Cause'.A2:'Human-Cause'.A21 'Human-Cause'.D1:'Human-Cause'.D1 'Human-Cause'.D2:'Human-Cause'.D21 'Human-Cause'.F1:'Human-Cause'.F1 'Human-Cause'.F2:'Human-Cause'.F21 'Human-Cause'.H1:'Human-Cause'.H1 'Human-Cause'.H2:'Human-Cause'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Human-Cause'.A24:'Human-Cause'.A43 'Human-Cause'.D23:'Human-Cause'.D23 'Human-Cause'.D24:'Human-Cause'.D43 'Human-Cause'.F23:'Human-Cause'.F23 'Human-Cause'.F24:'Human-Cause'.F43 'Human-Cause'.H23:'Human-Cause'.H23 'Human-Cause'.H24:'Human-Cause'.H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HCA</text:p>
          </table:table-cell>
          <table:table-cell table:style-name="ce5"/>
          <table:table-cell table:style-name="ce5" office:value-type="string" calcext:value-type="string">
            <text:p>GWHCA</text:p>
          </table:table-cell>
          <table:table-cell table:style-name="ce1"/>
          <table:table-cell table:style-name="ce1" office:value-type="string" calcext:value-type="string">
            <text:p>DWH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6" calcext:value-type="float">
            <text:p>156</text:p>
          </table:table-cell>
          <table:table-cell table:formula="of:=[.C3]/[.B3]" office:value-type="percentage" office:value="0.0656565656565657" calcext:value-type="percentage">
            <text:p>6.57%</text:p>
          </table:table-cell>
          <table:table-cell office:value-type="float" office:value="105" calcext:value-type="float">
            <text:p>105</text:p>
          </table:table-cell>
          <table:table-cell table:formula="of:=[.E3]/[.B3]" office:value-type="percentage" office:value="0.0441919191919192" calcext:value-type="percentage">
            <text:p>4.42%</text:p>
          </table:table-cell>
          <table:table-cell office:value-type="float" office:value="51" calcext:value-type="float">
            <text:p>51</text:p>
          </table:table-cell>
          <table:table-cell table:formula="of:=[.G3]/[.B3]" office:value-type="percentage" office:value="0.0214646464646465" calcext:value-type="percentage">
            <text:p>2.1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22" calcext:value-type="float">
            <text:p>122</text:p>
          </table:table-cell>
          <table:table-cell table:formula="of:=[.C4]/[.B4]" office:value-type="percentage" office:value="0.0905716406829993" calcext:value-type="percentage">
            <text:p>9.06%</text:p>
          </table:table-cell>
          <table:table-cell office:value-type="float" office:value="83" calcext:value-type="float">
            <text:p>83</text:p>
          </table:table-cell>
          <table:table-cell table:formula="of:=[.E4]/[.B4]" office:value-type="percentage" office:value="0.0616184112843356" calcext:value-type="percentage">
            <text:p>6.16%</text:p>
          </table:table-cell>
          <table:table-cell office:value-type="float" office:value="39" calcext:value-type="float">
            <text:p>39</text:p>
          </table:table-cell>
          <table:table-cell table:formula="of:=[.G4]/[.B4]" office:value-type="percentage" office:value="0.0289532293986637" calcext:value-type="percentage">
            <text:p>2.9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101" calcext:value-type="float">
            <text:p>101</text:p>
          </table:table-cell>
          <table:table-cell table:formula="of:=[.C5]/[.B5]" office:value-type="percentage" office:value="0.108953613807983" calcext:value-type="percentage">
            <text:p>10.90%</text:p>
          </table:table-cell>
          <table:table-cell office:value-type="float" office:value="65" calcext:value-type="float">
            <text:p>65</text:p>
          </table:table-cell>
          <table:table-cell table:formula="of:=[.E5]/[.B5]" office:value-type="percentage" office:value="0.0701186623516721" calcext:value-type="percentage">
            <text:p>7.01%</text:p>
          </table:table-cell>
          <table:table-cell office:value-type="float" office:value="36" calcext:value-type="float">
            <text:p>36</text:p>
          </table:table-cell>
          <table:table-cell table:formula="of:=[.G5]/[.B5]" office:value-type="percentage" office:value="0.0388349514563107" calcext:value-type="percentage">
            <text:p>3.8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9" calcext:value-type="float">
            <text:p>89</text:p>
          </table:table-cell>
          <table:table-cell table:formula="of:=[.C6]/[.B6]" office:value-type="percentage" office:value="0.126241134751773" calcext:value-type="percentage">
            <text:p>12.62%</text:p>
          </table:table-cell>
          <table:table-cell office:value-type="float" office:value="54" calcext:value-type="float">
            <text:p>54</text:p>
          </table:table-cell>
          <table:table-cell table:formula="of:=[.E6]/[.B6]" office:value-type="percentage" office:value="0.0765957446808511" calcext:value-type="percentage">
            <text:p>7.66%</text:p>
          </table:table-cell>
          <table:table-cell office:value-type="float" office:value="35" calcext:value-type="float">
            <text:p>35</text:p>
          </table:table-cell>
          <table:table-cell table:formula="of:=[.G6]/[.B6]" office:value-type="percentage" office:value="0.049645390070922" calcext:value-type="percentage">
            <text:p>4.9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1" calcext:value-type="float">
            <text:p>81</text:p>
          </table:table-cell>
          <table:table-cell table:formula="of:=[.C7]/[.B7]" office:value-type="percentage" office:value="0.144385026737968" calcext:value-type="percentage">
            <text:p>14.44%</text:p>
          </table:table-cell>
          <table:table-cell office:value-type="float" office:value="46" calcext:value-type="float">
            <text:p>46</text:p>
          </table:table-cell>
          <table:table-cell table:formula="of:=[.E7]/[.B7]" office:value-type="percentage" office:value="0.0819964349376114" calcext:value-type="percentage">
            <text:p>8.20%</text:p>
          </table:table-cell>
          <table:table-cell office:value-type="float" office:value="35" calcext:value-type="float">
            <text:p>35</text:p>
          </table:table-cell>
          <table:table-cell table:formula="of:=[.G7]/[.B7]" office:value-type="percentage" office:value="0.0623885918003565" calcext:value-type="percentage">
            <text:p>6.2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76" calcext:value-type="float">
            <text:p>76</text:p>
          </table:table-cell>
          <table:table-cell table:formula="of:=[.C8]/[.B8]" office:value-type="percentage" office:value="0.162393162393162" calcext:value-type="percentage">
            <text:p>16.24%</text:p>
          </table:table-cell>
          <table:table-cell office:value-type="float" office:value="43" calcext:value-type="float">
            <text:p>43</text:p>
          </table:table-cell>
          <table:table-cell table:formula="of:=[.E8]/[.B8]" office:value-type="percentage" office:value="0.0918803418803419" calcext:value-type="percentage">
            <text:p>9.19%</text:p>
          </table:table-cell>
          <table:table-cell office:value-type="float" office:value="33" calcext:value-type="float">
            <text:p>33</text:p>
          </table:table-cell>
          <table:table-cell table:formula="of:=[.G8]/[.B8]" office:value-type="percentage" office:value="0.0705128205128205" calcext:value-type="percentage">
            <text:p>7.0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71" calcext:value-type="float">
            <text:p>71</text:p>
          </table:table-cell>
          <table:table-cell table:formula="of:=[.C9]/[.B9]" office:value-type="percentage" office:value="0.181122448979592" calcext:value-type="percentage">
            <text:p>18.11%</text:p>
          </table:table-cell>
          <table:table-cell office:value-type="float" office:value="41" calcext:value-type="float">
            <text:p>41</text:p>
          </table:table-cell>
          <table:table-cell table:formula="of:=[.E9]/[.B9]" office:value-type="percentage" office:value="0.104591836734694" calcext:value-type="percentage">
            <text:p>10.46%</text:p>
          </table:table-cell>
          <table:table-cell office:value-type="float" office:value="30" calcext:value-type="float">
            <text:p>30</text:p>
          </table:table-cell>
          <table:table-cell table:formula="of:=[.G9]/[.B9]" office:value-type="percentage" office:value="0.076530612244898" calcext:value-type="percentage">
            <text:p>7.6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66" calcext:value-type="float">
            <text:p>66</text:p>
          </table:table-cell>
          <table:table-cell table:formula="of:=[.C10]/[.B10]" office:value-type="percentage" office:value="0.191304347826087" calcext:value-type="percentage">
            <text:p>19.13%</text:p>
          </table:table-cell>
          <table:table-cell office:value-type="float" office:value="38" calcext:value-type="float">
            <text:p>38</text:p>
          </table:table-cell>
          <table:table-cell table:formula="of:=[.E10]/[.B10]" office:value-type="percentage" office:value="0.110144927536232" calcext:value-type="percentage">
            <text:p>11.01%</text:p>
          </table:table-cell>
          <table:table-cell office:value-type="float" office:value="28" calcext:value-type="float">
            <text:p>28</text:p>
          </table:table-cell>
          <table:table-cell table:formula="of:=[.G10]/[.B10]" office:value-type="percentage" office:value="0.0811594202898551" calcext:value-type="percentage">
            <text:p>8.1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61" calcext:value-type="float">
            <text:p>61</text:p>
          </table:table-cell>
          <table:table-cell table:formula="of:=[.C11]/[.B11]" office:value-type="percentage" office:value="0.201986754966887" calcext:value-type="percentage">
            <text:p>20.20%</text:p>
          </table:table-cell>
          <table:table-cell office:value-type="float" office:value="36" calcext:value-type="float">
            <text:p>36</text:p>
          </table:table-cell>
          <table:table-cell table:formula="of:=[.E11]/[.B11]" office:value-type="percentage" office:value="0.119205298013245" calcext:value-type="percentage">
            <text:p>11.92%</text:p>
          </table:table-cell>
          <table:table-cell office:value-type="float" office:value="25" calcext:value-type="float">
            <text:p>25</text:p>
          </table:table-cell>
          <table:table-cell table:formula="of:=[.G11]/[.B11]" office:value-type="percentage" office:value="0.0827814569536424" calcext:value-type="percentage">
            <text:p>8.2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table:formula="of:=[.C12]/[.B12]" office:value-type="percentage" office:value="0.214022140221402" calcext:value-type="percentage">
            <text:p>21.40%</text:p>
          </table:table-cell>
          <table:table-cell office:value-type="float" office:value="34" calcext:value-type="float">
            <text:p>34</text:p>
          </table:table-cell>
          <table:table-cell table:formula="of:=[.E12]/[.B12]" office:value-type="percentage" office:value="0.125461254612546" calcext:value-type="percentage">
            <text:p>12.55%</text:p>
          </table:table-cell>
          <table:table-cell office:value-type="float" office:value="24" calcext:value-type="float">
            <text:p>24</text:p>
          </table:table-cell>
          <table:table-cell table:formula="of:=[.G12]/[.B12]" office:value-type="percentage" office:value="0.0885608856088561" calcext:value-type="percentage">
            <text:p>8.8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formula="of:=[.C13]/[.B13]" office:value-type="percentage" office:value="0.216666666666667" calcext:value-type="percentage">
            <text:p>21.67%</text:p>
          </table:table-cell>
          <table:table-cell office:value-type="float" office:value="31" calcext:value-type="float">
            <text:p>31</text:p>
          </table:table-cell>
          <table:table-cell table:formula="of:=[.E13]/[.B13]" office:value-type="percentage" office:value="0.129166666666667" calcext:value-type="percentage">
            <text:p>12.92%</text:p>
          </table:table-cell>
          <table:table-cell office:value-type="float" office:value="21" calcext:value-type="float">
            <text:p>21</text:p>
          </table:table-cell>
          <table:table-cell table:formula="of:=[.G13]/[.B13]" office:value-type="percentage" office:value="0.0875" calcext:value-type="percentage">
            <text:p>8.7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table:formula="of:=[.C14]/[.B14]" office:value-type="percentage" office:value="0.222222222222222" calcext:value-type="percentage">
            <text:p>22.22%</text:p>
          </table:table-cell>
          <table:table-cell office:value-type="float" office:value="27" calcext:value-type="float">
            <text:p>27</text:p>
          </table:table-cell>
          <table:table-cell table:formula="of:=[.E14]/[.B14]" office:value-type="percentage" office:value="0.125" calcext:value-type="percentage">
            <text:p>12.50%</text:p>
          </table:table-cell>
          <table:table-cell office:value-type="float" office:value="21" calcext:value-type="float">
            <text:p>21</text:p>
          </table:table-cell>
          <table:table-cell table:formula="of:=[.G14]/[.B14]" office:value-type="percentage" office:value="0.0972222222222222" calcext:value-type="percentage">
            <text:p>9.7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table:formula="of:=[.C15]/[.B15]" office:value-type="percentage" office:value="0.222222222222222" calcext:value-type="percentage">
            <text:p>22.22%</text:p>
          </table:table-cell>
          <table:table-cell office:value-type="float" office:value="24" calcext:value-type="float">
            <text:p>24</text:p>
          </table:table-cell>
          <table:table-cell table:formula="of:=[.E15]/[.B15]" office:value-type="percentage" office:value="0.121212121212121" calcext:value-type="percentage">
            <text:p>12.12%</text:p>
          </table:table-cell>
          <table:table-cell office:value-type="float" office:value="20" calcext:value-type="float">
            <text:p>20</text:p>
          </table:table-cell>
          <table:table-cell table:formula="of:=[.G15]/[.B15]" office:value-type="percentage" office:value="0.101010101010101" calcext:value-type="percentage">
            <text:p>10.1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table:formula="of:=[.C16]/[.B16]" office:value-type="percentage" office:value="0.234972677595628" calcext:value-type="percentage">
            <text:p>23.50%</text:p>
          </table:table-cell>
          <table:table-cell office:value-type="float" office:value="24" calcext:value-type="float">
            <text:p>24</text:p>
          </table:table-cell>
          <table:table-cell table:formula="of:=[.E16]/[.B16]" office:value-type="percentage" office:value="0.131147540983607" calcext:value-type="percentage">
            <text:p>13.11%</text:p>
          </table:table-cell>
          <table:table-cell office:value-type="float" office:value="19" calcext:value-type="float">
            <text:p>19</text:p>
          </table:table-cell>
          <table:table-cell table:formula="of:=[.G16]/[.B16]" office:value-type="percentage" office:value="0.103825136612022" calcext:value-type="percentage">
            <text:p>10.3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table:formula="of:=[.C17]/[.B17]" office:value-type="percentage" office:value="0.259036144578313" calcext:value-type="percentage">
            <text:p>25.90%</text:p>
          </table:table-cell>
          <table:table-cell office:value-type="float" office:value="24" calcext:value-type="float">
            <text:p>24</text:p>
          </table:table-cell>
          <table:table-cell table:formula="of:=[.E17]/[.B17]" office:value-type="percentage" office:value="0.144578313253012" calcext:value-type="percentage">
            <text:p>14.46%</text:p>
          </table:table-cell>
          <table:table-cell office:value-type="float" office:value="19" calcext:value-type="float">
            <text:p>19</text:p>
          </table:table-cell>
          <table:table-cell table:formula="of:=[.G17]/[.B17]" office:value-type="percentage" office:value="0.114457831325301" calcext:value-type="percentage">
            <text:p>11.4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formula="of:=[.C18]/[.B18]" office:value-type="percentage" office:value="0.264900662251656" calcext:value-type="percentage">
            <text:p>26.49%</text:p>
          </table:table-cell>
          <table:table-cell office:value-type="float" office:value="23" calcext:value-type="float">
            <text:p>23</text:p>
          </table:table-cell>
          <table:table-cell table:formula="of:=[.E18]/[.B18]" office:value-type="percentage" office:value="0.152317880794702" calcext:value-type="percentage">
            <text:p>15.23%</text:p>
          </table:table-cell>
          <table:table-cell office:value-type="float" office:value="17" calcext:value-type="float">
            <text:p>17</text:p>
          </table:table-cell>
          <table:table-cell table:formula="of:=[.G18]/[.B18]" office:value-type="percentage" office:value="0.112582781456954" calcext:value-type="percentage">
            <text:p>11.2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formula="of:=[.C19]/[.B19]" office:value-type="percentage" office:value="0.255474452554745" calcext:value-type="percentage">
            <text:p>25.55%</text:p>
          </table:table-cell>
          <table:table-cell office:value-type="float" office:value="22" calcext:value-type="float">
            <text:p>22</text:p>
          </table:table-cell>
          <table:table-cell table:formula="of:=[.E19]/[.B19]" office:value-type="percentage" office:value="0.160583941605839" calcext:value-type="percentage">
            <text:p>16.06%</text:p>
          </table:table-cell>
          <table:table-cell office:value-type="float" office:value="13" calcext:value-type="float">
            <text:p>13</text:p>
          </table:table-cell>
          <table:table-cell table:formula="of:=[.G19]/[.B19]" office:value-type="percentage" office:value="0.0948905109489051" calcext:value-type="percentage">
            <text:p>9.4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table:formula="of:=[.C20]/[.B20]" office:value-type="percentage" office:value="0.253846153846154" calcext:value-type="percentage">
            <text:p>25.38%</text:p>
          </table:table-cell>
          <table:table-cell office:value-type="float" office:value="21" calcext:value-type="float">
            <text:p>21</text:p>
          </table:table-cell>
          <table:table-cell table:formula="of:=[.E20]/[.B20]" office:value-type="percentage" office:value="0.161538461538462" calcext:value-type="percentage">
            <text:p>16.15%</text:p>
          </table:table-cell>
          <table:table-cell office:value-type="float" office:value="12" calcext:value-type="float">
            <text:p>12</text:p>
          </table:table-cell>
          <table:table-cell table:formula="of:=[.G20]/[.B20]" office:value-type="percentage" office:value="0.0923076923076923" calcext:value-type="percentage">
            <text:p>9.2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formula="of:=[.C21]/[.B21]" office:value-type="percentage" office:value="0.243697478991597" calcext:value-type="percentage">
            <text:p>24.37%</text:p>
          </table:table-cell>
          <table:table-cell office:value-type="float" office:value="19" calcext:value-type="float">
            <text:p>19</text:p>
          </table:table-cell>
          <table:table-cell table:formula="of:=[.E21]/[.B21]" office:value-type="percentage" office:value="0.159663865546218" calcext:value-type="percentage">
            <text:p>15.97%</text:p>
          </table:table-cell>
          <table:table-cell office:value-type="float" office:value="10" calcext:value-type="float">
            <text:p>10</text:p>
          </table:table-cell>
          <table:table-cell table:formula="of:=[.G21]/[.B21]" office:value-type="percentage" office:value="0.0840336134453782" calcext:value-type="percentage">
            <text:p>8.40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HCA</text:p>
          </table:table-cell>
          <table:table-cell table:style-name="ce5"/>
          <table:table-cell table:style-name="ce5" office:value-type="string" calcext:value-type="string">
            <text:p>GSHCA</text:p>
          </table:table-cell>
          <table:table-cell table:style-name="ce1"/>
          <table:table-cell table:style-name="ce1" office:value-type="string" calcext:value-type="string">
            <text:p>DSH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55" calcext:value-type="float">
            <text:p>55</text:p>
          </table:table-cell>
          <table:table-cell table:formula="of:=[.C25]/[.B25]" office:value-type="percentage" office:value="0.0231481481481481" calcext:value-type="percentage">
            <text:p>2.31%</text:p>
          </table:table-cell>
          <table:table-cell office:value-type="float" office:value="32" calcext:value-type="float">
            <text:p>32</text:p>
          </table:table-cell>
          <table:table-cell table:formula="of:=[.E25]/[.B25]" office:value-type="percentage" office:value="0.0134680134680135" calcext:value-type="percentage">
            <text:p>1.35%</text:p>
          </table:table-cell>
          <table:table-cell office:value-type="float" office:value="23" calcext:value-type="float">
            <text:p>23</text:p>
          </table:table-cell>
          <table:table-cell table:formula="of:=[.G25]/[.B25]" office:value-type="percentage" office:value="0.00968013468013468" calcext:value-type="percentage">
            <text:p>0.97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table:formula="of:=[.C26]/[.B26]" office:value-type="percentage" office:value="0.0289532293986637" calcext:value-type="percentage">
            <text:p>2.90%</text:p>
          </table:table-cell>
          <table:table-cell office:value-type="float" office:value="21" calcext:value-type="float">
            <text:p>21</text:p>
          </table:table-cell>
          <table:table-cell table:formula="of:=[.E26]/[.B26]" office:value-type="percentage" office:value="0.0155902004454343" calcext:value-type="percentage">
            <text:p>1.56%</text:p>
          </table:table-cell>
          <table:table-cell office:value-type="float" office:value="18" calcext:value-type="float">
            <text:p>18</text:p>
          </table:table-cell>
          <table:table-cell table:formula="of:=[.G26]/[.B26]" office:value-type="percentage" office:value="0.0133630289532294" calcext:value-type="percentage">
            <text:p>1.34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table:formula="of:=[.C27]/[.B27]" office:value-type="percentage" office:value="0.0377562028047465" calcext:value-type="percentage">
            <text:p>3.78%</text:p>
          </table:table-cell>
          <table:table-cell office:value-type="float" office:value="17" calcext:value-type="float">
            <text:p>17</text:p>
          </table:table-cell>
          <table:table-cell table:formula="of:=[.E27]/[.B27]" office:value-type="percentage" office:value="0.0183387270765912" calcext:value-type="percentage">
            <text:p>1.83%</text:p>
          </table:table-cell>
          <table:table-cell office:value-type="float" office:value="18" calcext:value-type="float">
            <text:p>18</text:p>
          </table:table-cell>
          <table:table-cell table:formula="of:=[.G27]/[.B27]" office:value-type="percentage" office:value="0.0194174757281553" calcext:value-type="percentage">
            <text:p>1.94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2" calcext:value-type="float">
            <text:p>32</text:p>
          </table:table-cell>
          <table:table-cell table:formula="of:=[.C28]/[.B28]" office:value-type="percentage" office:value="0.0453900709219858" calcext:value-type="percentage">
            <text:p>4.54%</text:p>
          </table:table-cell>
          <table:table-cell office:value-type="float" office:value="14" calcext:value-type="float">
            <text:p>14</text:p>
          </table:table-cell>
          <table:table-cell table:formula="of:=[.E28]/[.B28]" office:value-type="percentage" office:value="0.0198581560283688" calcext:value-type="percentage">
            <text:p>1.99%</text:p>
          </table:table-cell>
          <table:table-cell office:value-type="float" office:value="18" calcext:value-type="float">
            <text:p>18</text:p>
          </table:table-cell>
          <table:table-cell table:formula="of:=[.G28]/[.B28]" office:value-type="percentage" office:value="0.025531914893617" calcext:value-type="percentage">
            <text:p>2.55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0" calcext:value-type="float">
            <text:p>30</text:p>
          </table:table-cell>
          <table:table-cell table:formula="of:=[.C29]/[.B29]" office:value-type="percentage" office:value="0.053475935828877" calcext:value-type="percentage">
            <text:p>5.35%</text:p>
          </table:table-cell>
          <table:table-cell office:value-type="float" office:value="12" calcext:value-type="float">
            <text:p>12</text:p>
          </table:table-cell>
          <table:table-cell table:formula="of:=[.E29]/[.B29]" office:value-type="percentage" office:value="0.0213903743315508" calcext:value-type="percentage">
            <text:p>2.14%</text:p>
          </table:table-cell>
          <table:table-cell office:value-type="float" office:value="18" calcext:value-type="float">
            <text:p>18</text:p>
          </table:table-cell>
          <table:table-cell table:formula="of:=[.G29]/[.B29]" office:value-type="percentage" office:value="0.0320855614973262" calcext:value-type="percentage">
            <text:p>3.21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table:formula="of:=[.C30]/[.B30]" office:value-type="percentage" office:value="0.061965811965812" calcext:value-type="percentage">
            <text:p>6.20%</text:p>
          </table:table-cell>
          <table:table-cell office:value-type="float" office:value="12" calcext:value-type="float">
            <text:p>12</text:p>
          </table:table-cell>
          <table:table-cell table:formula="of:=[.E30]/[.B30]" office:value-type="percentage" office:value="0.0256410256410256" calcext:value-type="percentage">
            <text:p>2.56%</text:p>
          </table:table-cell>
          <table:table-cell office:value-type="float" office:value="17" calcext:value-type="float">
            <text:p>17</text:p>
          </table:table-cell>
          <table:table-cell table:formula="of:=[.G30]/[.B30]" office:value-type="percentage" office:value="0.0363247863247863" calcext:value-type="percentage">
            <text:p>3.63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8" calcext:value-type="float">
            <text:p>28</text:p>
          </table:table-cell>
          <table:table-cell table:formula="of:=[.C31]/[.B31]" office:value-type="percentage" office:value="0.0714285714285714" calcext:value-type="percentage">
            <text:p>7.14%</text:p>
          </table:table-cell>
          <table:table-cell office:value-type="float" office:value="11" calcext:value-type="float">
            <text:p>11</text:p>
          </table:table-cell>
          <table:table-cell table:formula="of:=[.E31]/[.B31]" office:value-type="percentage" office:value="0.0280612244897959" calcext:value-type="percentage">
            <text:p>2.81%</text:p>
          </table:table-cell>
          <table:table-cell office:value-type="float" office:value="17" calcext:value-type="float">
            <text:p>17</text:p>
          </table:table-cell>
          <table:table-cell table:formula="of:=[.G31]/[.B31]" office:value-type="percentage" office:value="0.0433673469387755" calcext:value-type="percentage">
            <text:p>4.34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table:formula="of:=[.C32]/[.B32]" office:value-type="percentage" office:value="0.0753623188405797" calcext:value-type="percentage">
            <text:p>7.54%</text:p>
          </table:table-cell>
          <table:table-cell office:value-type="float" office:value="10" calcext:value-type="float">
            <text:p>10</text:p>
          </table:table-cell>
          <table:table-cell table:formula="of:=[.E32]/[.B32]" office:value-type="percentage" office:value="0.0289855072463768" calcext:value-type="percentage">
            <text:p>2.90%</text:p>
          </table:table-cell>
          <table:table-cell office:value-type="float" office:value="16" calcext:value-type="float">
            <text:p>16</text:p>
          </table:table-cell>
          <table:table-cell table:formula="of:=[.G32]/[.B32]" office:value-type="percentage" office:value="0.0463768115942029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formula="of:=[.C33]/[.B33]" office:value-type="percentage" office:value="0.0794701986754967" calcext:value-type="percentage">
            <text:p>7.95%</text:p>
          </table:table-cell>
          <table:table-cell office:value-type="float" office:value="10" calcext:value-type="float">
            <text:p>10</text:p>
          </table:table-cell>
          <table:table-cell table:formula="of:=[.E33]/[.B33]" office:value-type="percentage" office:value="0.033112582781457" calcext:value-type="percentage">
            <text:p>3.31%</text:p>
          </table:table-cell>
          <table:table-cell office:value-type="float" office:value="14" calcext:value-type="float">
            <text:p>14</text:p>
          </table:table-cell>
          <table:table-cell table:formula="of:=[.G33]/[.B33]" office:value-type="percentage" office:value="0.0463576158940397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table:formula="of:=[.C34]/[.B34]" office:value-type="percentage" office:value="0.0885608856088561" calcext:value-type="percentage">
            <text:p>8.86%</text:p>
          </table:table-cell>
          <table:table-cell office:value-type="float" office:value="10" calcext:value-type="float">
            <text:p>10</text:p>
          </table:table-cell>
          <table:table-cell table:formula="of:=[.E34]/[.B34]" office:value-type="percentage" office:value="0.03690036900369" calcext:value-type="percentage">
            <text:p>3.69%</text:p>
          </table:table-cell>
          <table:table-cell office:value-type="float" office:value="14" calcext:value-type="float">
            <text:p>14</text:p>
          </table:table-cell>
          <table:table-cell table:formula="of:=[.G34]/[.B34]" office:value-type="percentage" office:value="0.0516605166051661" calcext:value-type="percentage">
            <text:p>5.17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table:formula="of:=[.C35]/[.B35]" office:value-type="percentage" office:value="0.0875" calcext:value-type="percentage">
            <text:p>8.75%</text:p>
          </table:table-cell>
          <table:table-cell office:value-type="float" office:value="9" calcext:value-type="float">
            <text:p>9</text:p>
          </table:table-cell>
          <table:table-cell table:formula="of:=[.E35]/[.B35]" office:value-type="percentage" office:value="0.0375" calcext:value-type="percentage">
            <text:p>3.75%</text:p>
          </table:table-cell>
          <table:table-cell office:value-type="float" office:value="12" calcext:value-type="float">
            <text:p>12</text:p>
          </table:table-cell>
          <table:table-cell table:formula="of:=[.G35]/[.B35]" office:value-type="percentage" office:value="0.05" calcext:value-type="percentage">
            <text:p>5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table:formula="of:=[.C36]/[.B36]" office:value-type="percentage" office:value="0.0925925925925926" calcext:value-type="percentage">
            <text:p>9.26%</text:p>
          </table:table-cell>
          <table:table-cell office:value-type="float" office:value="8" calcext:value-type="float">
            <text:p>8</text:p>
          </table:table-cell>
          <table:table-cell table:formula="of:=[.E36]/[.B36]" office:value-type="percentage" office:value="0.037037037037037" calcext:value-type="percentage">
            <text:p>3.70%</text:p>
          </table:table-cell>
          <table:table-cell office:value-type="float" office:value="12" calcext:value-type="float">
            <text:p>12</text:p>
          </table:table-cell>
          <table:table-cell table:formula="of:=[.G36]/[.B36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C37]/[.B37]" office:value-type="percentage" office:value="0.095959595959596" calcext:value-type="percentage">
            <text:p>9.60%</text:p>
          </table:table-cell>
          <table:table-cell office:value-type="float" office:value="8" calcext:value-type="float">
            <text:p>8</text:p>
          </table:table-cell>
          <table:table-cell table:formula="of:=[.E37]/[.B37]" office:value-type="percentage" office:value="0.0404040404040404" calcext:value-type="percentage">
            <text:p>4.04%</text:p>
          </table:table-cell>
          <table:table-cell office:value-type="float" office:value="11" calcext:value-type="float">
            <text:p>11</text:p>
          </table:table-cell>
          <table:table-cell table:formula="of:=[.G37]/[.B37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formula="of:=[.C38]/[.B38]" office:value-type="percentage" office:value="0.0983606557377049" calcext:value-type="percentage">
            <text:p>9.84%</text:p>
          </table:table-cell>
          <table:table-cell office:value-type="float" office:value="8" calcext:value-type="float">
            <text:p>8</text:p>
          </table:table-cell>
          <table:table-cell table:formula="of:=[.E38]/[.B38]" office:value-type="percentage" office:value="0.0437158469945355" calcext:value-type="percentage">
            <text:p>4.37%</text:p>
          </table:table-cell>
          <table:table-cell office:value-type="float" office:value="10" calcext:value-type="float">
            <text:p>10</text:p>
          </table:table-cell>
          <table:table-cell table:formula="of:=[.G38]/[.B38]" office:value-type="percentage" office:value="0.0546448087431694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 table:formula="of:=[.C39]/[.B39]" office:value-type="percentage" office:value="0.108433734939759" calcext:value-type="percentage">
            <text:p>10.84%</text:p>
          </table:table-cell>
          <table:table-cell office:value-type="float" office:value="8" calcext:value-type="float">
            <text:p>8</text:p>
          </table:table-cell>
          <table:table-cell table:formula="of:=[.E39]/[.B39]" office:value-type="percentage" office:value="0.0481927710843374" calcext:value-type="percentage">
            <text:p>4.82%</text:p>
          </table:table-cell>
          <table:table-cell office:value-type="float" office:value="10" calcext:value-type="float">
            <text:p>10</text:p>
          </table:table-cell>
          <table:table-cell table:formula="of:=[.G39]/[.B39]" office:value-type="percentage" office:value="0.0602409638554217" calcext:value-type="percentage">
            <text:p>6.02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formula="of:=[.C40]/[.B40]" office:value-type="percentage" office:value="0.105960264900662" calcext:value-type="percentage">
            <text:p>10.60%</text:p>
          </table:table-cell>
          <table:table-cell office:value-type="float" office:value="7" calcext:value-type="float">
            <text:p>7</text:p>
          </table:table-cell>
          <table:table-cell table:formula="of:=[.E40]/[.B40]" office:value-type="percentage" office:value="0.0463576158940397" calcext:value-type="percentage">
            <text:p>4.64%</text:p>
          </table:table-cell>
          <table:table-cell office:value-type="float" office:value="9" calcext:value-type="float">
            <text:p>9</text:p>
          </table:table-cell>
          <table:table-cell table:formula="of:=[.G40]/[.B40]" office:value-type="percentage" office:value="0.0596026490066225" calcext:value-type="percentage">
            <text:p>5.96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C41]/[.B41]" office:value-type="percentage" office:value="0.109489051094891" calcext:value-type="percentage">
            <text:p>10.95%</text:p>
          </table:table-cell>
          <table:table-cell office:value-type="float" office:value="7" calcext:value-type="float">
            <text:p>7</text:p>
          </table:table-cell>
          <table:table-cell table:formula="of:=[.E41]/[.B41]" office:value-type="percentage" office:value="0.0510948905109489" calcext:value-type="percentage">
            <text:p>5.11%</text:p>
          </table:table-cell>
          <table:table-cell office:value-type="float" office:value="8" calcext:value-type="float">
            <text:p>8</text:p>
          </table:table-cell>
          <table:table-cell table:formula="of:=[.G41]/[.B41]" office:value-type="percentage" office:value="0.0583941605839416" calcext:value-type="percentage">
            <text:p>5.84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42]/[.B42]" office:value-type="percentage" office:value="0.1" calcext:value-type="percentage">
            <text:p>10.00%</text:p>
          </table:table-cell>
          <table:table-cell office:value-type="float" office:value="6" calcext:value-type="float">
            <text:p>6</text:p>
          </table:table-cell>
          <table:table-cell table:formula="of:=[.E42]/[.B42]" office:value-type="percentage" office:value="0.0461538461538462" calcext:value-type="percentage">
            <text:p>4.62%</text:p>
          </table:table-cell>
          <table:table-cell office:value-type="float" office:value="7" calcext:value-type="float">
            <text:p>7</text:p>
          </table:table-cell>
          <table:table-cell table:formula="of:=[.G42]/[.B42]" office:value-type="percentage" office:value="0.0538461538461539" calcext:value-type="percentage">
            <text:p>5.3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formula="of:=[.C43]/[.B43]" office:value-type="percentage" office:value="0.092436974789916" calcext:value-type="percentage">
            <text:p>9.24%</text:p>
          </table:table-cell>
          <table:table-cell office:value-type="float" office:value="5" calcext:value-type="float">
            <text:p>5</text:p>
          </table:table-cell>
          <table:table-cell table:formula="of:=[.E43]/[.B43]" office:value-type="percentage" office:value="0.0420168067226891" calcext:value-type="percentage">
            <text:p>4.20%</text:p>
          </table:table-cell>
          <table:table-cell office:value-type="float" office:value="6" calcext:value-type="float">
            <text:p>6</text:p>
          </table:table-cell>
          <table:table-cell table:formula="of:=[.G43]/[.B43]" office:value-type="percentage" office:value="0.0504201680672269" calcext:value-type="percentage">
            <text:p>5.04%</text:p>
          </table:table-cell>
          <table:table-cell table:number-columns-repeated="12"/>
        </table:table-row>
      </table:table>
      <table:table table:name="Nature-Cause" table:style-name="ta1">
        <office:forms form:automatic-focus="false" form:apply-design-mode="false"/>
        <table:shapes>
          <draw:frame draw:z-index="0" draw:style-name="gr1" draw:text-style-name="P1" svg:width="15.999cm" svg:height="8.999cm" svg:x="18.563cm" svg:y="0.6cm">
            <draw:object draw:notify-on-update-of-ranges="'Nature-Cause'.A2:'Nature-Cause'.A21 'Nature-Cause'.D1:'Nature-Cause'.D1 'Nature-Cause'.D2:'Nature-Cause'.D21 'Nature-Cause'.F1:'Nature-Cause'.F1 'Nature-Cause'.F2:'Nature-Cause'.F21 'Nature-Cause'.H1:'Nature-Cause'.H1 'Nature-Cause'.H2:'Nature-Cause'.H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Nature-Cause'.A24:'Nature-Cause'.A43 'Nature-Cause'.D23:'Nature-Cause'.D23 'Nature-Cause'.D24:'Nature-Cause'.D43 'Nature-Cause'.F23:'Nature-Cause'.F23 'Nature-Cause'.F24:'Nature-Cause'.F43 'Nature-Cause'.H23:'Nature-Cause'.H23 'Nature-Cause'.H24:'Nature-Cause'.H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NCA</text:p>
          </table:table-cell>
          <table:table-cell table:style-name="ce5"/>
          <table:table-cell table:style-name="ce5" office:value-type="string" calcext:value-type="string">
            <text:p>GWNCA</text:p>
          </table:table-cell>
          <table:table-cell table:style-name="ce1"/>
          <table:table-cell table:style-name="ce1" office:value-type="string" calcext:value-type="string">
            <text:p>DWN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54" calcext:value-type="float">
            <text:p>54</text:p>
          </table:table-cell>
          <table:table-cell table:formula="of:=[.C3]/[.B3]" office:value-type="percentage" office:value="0.0227272727272727" calcext:value-type="percentage">
            <text:p>2.27%</text:p>
          </table:table-cell>
          <table:table-cell office:value-type="float" office:value="35" calcext:value-type="float">
            <text:p>35</text:p>
          </table:table-cell>
          <table:table-cell table:formula="of:=[.E3]/[.B3]" office:value-type="percentage" office:value="0.0147306397306397" calcext:value-type="percentage">
            <text:p>1.47%</text:p>
          </table:table-cell>
          <table:table-cell office:value-type="float" office:value="19" calcext:value-type="float">
            <text:p>19</text:p>
          </table:table-cell>
          <table:table-cell table:formula="of:=[.G3]/[.B3]" office:value-type="percentage" office:value="0.007996632996633" calcext:value-type="percentage">
            <text:p>0.8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48" calcext:value-type="float">
            <text:p>48</text:p>
          </table:table-cell>
          <table:table-cell table:formula="of:=[.C4]/[.B4]" office:value-type="percentage" office:value="0.0356347438752784" calcext:value-type="percentage">
            <text:p>3.56%</text:p>
          </table:table-cell>
          <table:table-cell office:value-type="float" office:value="33" calcext:value-type="float">
            <text:p>33</text:p>
          </table:table-cell>
          <table:table-cell table:formula="of:=[.E4]/[.B4]" office:value-type="percentage" office:value="0.0244988864142539" calcext:value-type="percentage">
            <text:p>2.45%</text:p>
          </table:table-cell>
          <table:table-cell office:value-type="float" office:value="15" calcext:value-type="float">
            <text:p>15</text:p>
          </table:table-cell>
          <table:table-cell table:formula="of:=[.G4]/[.B4]" office:value-type="percentage" office:value="0.0111358574610245" calcext:value-type="percentage">
            <text:p>1.1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40" calcext:value-type="float">
            <text:p>40</text:p>
          </table:table-cell>
          <table:table-cell table:formula="of:=[.C5]/[.B5]" office:value-type="percentage" office:value="0.0431499460625674" calcext:value-type="percentage">
            <text:p>4.31%</text:p>
          </table:table-cell>
          <table:table-cell office:value-type="float" office:value="27" calcext:value-type="float">
            <text:p>27</text:p>
          </table:table-cell>
          <table:table-cell table:formula="of:=[.E5]/[.B5]" office:value-type="percentage" office:value="0.029126213592233" calcext:value-type="percentage">
            <text:p>2.91%</text:p>
          </table:table-cell>
          <table:table-cell office:value-type="float" office:value="13" calcext:value-type="float">
            <text:p>13</text:p>
          </table:table-cell>
          <table:table-cell table:formula="of:=[.G5]/[.B5]" office:value-type="percentage" office:value="0.0140237324703344" calcext:value-type="percentage">
            <text:p>1.4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4" calcext:value-type="float">
            <text:p>34</text:p>
          </table:table-cell>
          <table:table-cell table:formula="of:=[.C6]/[.B6]" office:value-type="percentage" office:value="0.0482269503546099" calcext:value-type="percentage">
            <text:p>4.82%</text:p>
          </table:table-cell>
          <table:table-cell office:value-type="float" office:value="24" calcext:value-type="float">
            <text:p>24</text:p>
          </table:table-cell>
          <table:table-cell table:formula="of:=[.E6]/[.B6]" office:value-type="percentage" office:value="0.0340425531914894" calcext:value-type="percentage">
            <text:p>3.40%</text:p>
          </table:table-cell>
          <table:table-cell office:value-type="float" office:value="10" calcext:value-type="float">
            <text:p>10</text:p>
          </table:table-cell>
          <table:table-cell table:formula="of:=[.G6]/[.B6]" office:value-type="percentage" office:value="0.0141843971631206" calcext:value-type="percentage">
            <text:p>1.4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28" calcext:value-type="float">
            <text:p>28</text:p>
          </table:table-cell>
          <table:table-cell table:formula="of:=[.C7]/[.B7]" office:value-type="percentage" office:value="0.0499108734402852" calcext:value-type="percentage">
            <text:p>4.99%</text:p>
          </table:table-cell>
          <table:table-cell office:value-type="float" office:value="20" calcext:value-type="float">
            <text:p>20</text:p>
          </table:table-cell>
          <table:table-cell table:formula="of:=[.E7]/[.B7]" office:value-type="percentage" office:value="0.035650623885918" calcext:value-type="percentage">
            <text:p>3.57%</text:p>
          </table:table-cell>
          <table:table-cell office:value-type="float" office:value="8" calcext:value-type="float">
            <text:p>8</text:p>
          </table:table-cell>
          <table:table-cell table:formula="of:=[.G7]/[.B7]" office:value-type="percentage" office:value="0.0142602495543672" calcext:value-type="percentage">
            <text:p>1.4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5" calcext:value-type="float">
            <text:p>25</text:p>
          </table:table-cell>
          <table:table-cell table:formula="of:=[.C8]/[.B8]" office:value-type="percentage" office:value="0.0534188034188034" calcext:value-type="percentage">
            <text:p>5.34%</text:p>
          </table:table-cell>
          <table:table-cell office:value-type="float" office:value="17" calcext:value-type="float">
            <text:p>17</text:p>
          </table:table-cell>
          <table:table-cell table:formula="of:=[.E8]/[.B8]" office:value-type="percentage" office:value="0.0363247863247863" calcext:value-type="percentage">
            <text:p>3.63%</text:p>
          </table:table-cell>
          <table:table-cell office:value-type="float" office:value="8" calcext:value-type="float">
            <text:p>8</text:p>
          </table:table-cell>
          <table:table-cell table:formula="of:=[.G8]/[.B8]" office:value-type="percentage" office:value="0.0170940170940171" calcext:value-type="percentage">
            <text:p>1.7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4" calcext:value-type="float">
            <text:p>24</text:p>
          </table:table-cell>
          <table:table-cell table:formula="of:=[.C9]/[.B9]" office:value-type="percentage" office:value="0.0612244897959184" calcext:value-type="percentage">
            <text:p>6.12%</text:p>
          </table:table-cell>
          <table:table-cell office:value-type="float" office:value="17" calcext:value-type="float">
            <text:p>17</text:p>
          </table:table-cell>
          <table:table-cell table:formula="of:=[.E9]/[.B9]" office:value-type="percentage" office:value="0.0433673469387755" calcext:value-type="percentage">
            <text:p>4.34%</text:p>
          </table:table-cell>
          <table:table-cell office:value-type="float" office:value="7" calcext:value-type="float">
            <text:p>7</text:p>
          </table:table-cell>
          <table:table-cell table:formula="of:=[.G9]/[.B9]" office:value-type="percentage" office:value="0.0178571428571429" calcext:value-type="percentage">
            <text:p>1.7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4" calcext:value-type="float">
            <text:p>24</text:p>
          </table:table-cell>
          <table:table-cell table:formula="of:=[.C10]/[.B10]" office:value-type="percentage" office:value="0.0695652173913043" calcext:value-type="percentage">
            <text:p>6.96%</text:p>
          </table:table-cell>
          <table:table-cell office:value-type="float" office:value="17" calcext:value-type="float">
            <text:p>17</text:p>
          </table:table-cell>
          <table:table-cell table:formula="of:=[.E10]/[.B10]" office:value-type="percentage" office:value="0.0492753623188406" calcext:value-type="percentage">
            <text:p>4.93%</text:p>
          </table:table-cell>
          <table:table-cell office:value-type="float" office:value="7" calcext:value-type="float">
            <text:p>7</text:p>
          </table:table-cell>
          <table:table-cell table:formula="of:=[.G10]/[.B10]" office:value-type="percentage" office:value="0.0202898550724638" calcext:value-type="percentage">
            <text:p>2.0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2" calcext:value-type="float">
            <text:p>22</text:p>
          </table:table-cell>
          <table:table-cell table:formula="of:=[.C11]/[.B11]" office:value-type="percentage" office:value="0.0728476821192053" calcext:value-type="percentage">
            <text:p>7.28%</text:p>
          </table:table-cell>
          <table:table-cell office:value-type="float" office:value="17" calcext:value-type="float">
            <text:p>17</text:p>
          </table:table-cell>
          <table:table-cell table:formula="of:=[.E11]/[.B11]" office:value-type="percentage" office:value="0.0562913907284768" calcext:value-type="percentage">
            <text:p>5.63%</text:p>
          </table:table-cell>
          <table:table-cell office:value-type="float" office:value="5" calcext:value-type="float">
            <text:p>5</text:p>
          </table:table-cell>
          <table:table-cell table:formula="of:=[.G11]/[.B11]" office:value-type="percentage" office:value="0.0165562913907285" calcext:value-type="percentage">
            <text:p>1.6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table:formula="of:=[.C12]/[.B12]" office:value-type="percentage" office:value="0.0738007380073801" calcext:value-type="percentage">
            <text:p>7.38%</text:p>
          </table:table-cell>
          <table:table-cell office:value-type="float" office:value="16" calcext:value-type="float">
            <text:p>16</text:p>
          </table:table-cell>
          <table:table-cell table:formula="of:=[.E12]/[.B12]" office:value-type="percentage" office:value="0.0590405904059041" calcext:value-type="percentage">
            <text:p>5.90%</text:p>
          </table:table-cell>
          <table:table-cell office:value-type="float" office:value="4" calcext:value-type="float">
            <text:p>4</text:p>
          </table:table-cell>
          <table:table-cell table:formula="of:=[.G12]/[.B12]" office:value-type="percentage" office:value="0.014760147601476" calcext:value-type="percentage">
            <text:p>1.4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formula="of:=[.C13]/[.B13]" office:value-type="percentage" office:value="0.0791666666666667" calcext:value-type="percentage">
            <text:p>7.92%</text:p>
          </table:table-cell>
          <table:table-cell office:value-type="float" office:value="15" calcext:value-type="float">
            <text:p>15</text:p>
          </table:table-cell>
          <table:table-cell table:formula="of:=[.E13]/[.B13]" office:value-type="percentage" office:value="0.0625" calcext:value-type="percentage">
            <text:p>6.25%</text:p>
          </table:table-cell>
          <table:table-cell office:value-type="float" office:value="4" calcext:value-type="float">
            <text:p>4</text:p>
          </table:table-cell>
          <table:table-cell table:formula="of:=[.G13]/[.B13]" office:value-type="percentage" office:value="0.0166666666666667" calcext:value-type="percentage">
            <text:p>1.67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table:formula="of:=[.C14]/[.B14]" office:value-type="percentage" office:value="0.087962962962963" calcext:value-type="percentage">
            <text:p>8.80%</text:p>
          </table:table-cell>
          <table:table-cell office:value-type="float" office:value="15" calcext:value-type="float">
            <text:p>15</text:p>
          </table:table-cell>
          <table:table-cell table:formula="of:=[.E14]/[.B14]" office:value-type="percentage" office:value="0.0694444444444444" calcext:value-type="percentage">
            <text:p>6.94%</text:p>
          </table:table-cell>
          <table:table-cell office:value-type="float" office:value="4" calcext:value-type="float">
            <text:p>4</text:p>
          </table:table-cell>
          <table:table-cell table:formula="of:=[.G14]/[.B14]" office:value-type="percentage" office:value="0.0185185185185185" calcext:value-type="percentage">
            <text:p>1.8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[.C15]/[.B15]" office:value-type="percentage" office:value="0.0909090909090909" calcext:value-type="percentage">
            <text:p>9.09%</text:p>
          </table:table-cell>
          <table:table-cell office:value-type="float" office:value="14" calcext:value-type="float">
            <text:p>14</text:p>
          </table:table-cell>
          <table:table-cell table:formula="of:=[.E15]/[.B15]" office:value-type="percentage" office:value="0.0707070707070707" calcext:value-type="percentage">
            <text:p>7.07%</text:p>
          </table:table-cell>
          <table:table-cell office:value-type="float" office:value="4" calcext:value-type="float">
            <text:p>4</text:p>
          </table:table-cell>
          <table:table-cell table:formula="of:=[.G15]/[.B15]" office:value-type="percentage" office:value="0.0202020202020202" calcext:value-type="percentage">
            <text:p>2.0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formula="of:=[.C16]/[.B16]" office:value-type="percentage" office:value="0.092896174863388" calcext:value-type="percentage">
            <text:p>9.29%</text:p>
          </table:table-cell>
          <table:table-cell office:value-type="float" office:value="13" calcext:value-type="float">
            <text:p>13</text:p>
          </table:table-cell>
          <table:table-cell table:formula="of:=[.E16]/[.B16]" office:value-type="percentage" office:value="0.0710382513661202" calcext:value-type="percentage">
            <text:p>7.10%</text:p>
          </table:table-cell>
          <table:table-cell office:value-type="float" office:value="4" calcext:value-type="float">
            <text:p>4</text:p>
          </table:table-cell>
          <table:table-cell table:formula="of:=[.G16]/[.B16]" office:value-type="percentage" office:value="0.0218579234972678" calcext:value-type="percentage">
            <text:p>2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formula="of:=[.C17]/[.B17]" office:value-type="percentage" office:value="0.102409638554217" calcext:value-type="percentage">
            <text:p>10.24%</text:p>
          </table:table-cell>
          <table:table-cell office:value-type="float" office:value="13" calcext:value-type="float">
            <text:p>13</text:p>
          </table:table-cell>
          <table:table-cell table:formula="of:=[.E17]/[.B17]" office:value-type="percentage" office:value="0.0783132530120482" calcext:value-type="percentage">
            <text:p>7.83%</text:p>
          </table:table-cell>
          <table:table-cell office:value-type="float" office:value="4" calcext:value-type="float">
            <text:p>4</text:p>
          </table:table-cell>
          <table:table-cell table:formula="of:=[.G17]/[.B17]" office:value-type="percentage" office:value="0.0240963855421687" calcext:value-type="percentage">
            <text:p>2.4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formula="of:=[.C18]/[.B18]" office:value-type="percentage" office:value="0.112582781456954" calcext:value-type="percentage">
            <text:p>11.26%</text:p>
          </table:table-cell>
          <table:table-cell office:value-type="float" office:value="13" calcext:value-type="float">
            <text:p>13</text:p>
          </table:table-cell>
          <table:table-cell table:formula="of:=[.E18]/[.B18]" office:value-type="percentage" office:value="0.0860927152317881" calcext:value-type="percentage">
            <text:p>8.61%</text:p>
          </table:table-cell>
          <table:table-cell office:value-type="float" office:value="4" calcext:value-type="float">
            <text:p>4</text:p>
          </table:table-cell>
          <table:table-cell table:formula="of:=[.G18]/[.B18]" office:value-type="percentage" office:value="0.0264900662251656" calcext:value-type="percentage">
            <text:p>2.6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table:formula="of:=[.C19]/[.B19]" office:value-type="percentage" office:value="0.102189781021898" calcext:value-type="percentage">
            <text:p>10.22%</text:p>
          </table:table-cell>
          <table:table-cell office:value-type="float" office:value="11" calcext:value-type="float">
            <text:p>11</text:p>
          </table:table-cell>
          <table:table-cell table:formula="of:=[.E19]/[.B19]" office:value-type="percentage" office:value="0.0802919708029197" calcext:value-type="percentage">
            <text:p>8.03%</text:p>
          </table:table-cell>
          <table:table-cell office:value-type="float" office:value="3" calcext:value-type="float">
            <text:p>3</text:p>
          </table:table-cell>
          <table:table-cell table:formula="of:=[.G19]/[.B19]" office:value-type="percentage" office:value="0.0218978102189781" calcext:value-type="percentage">
            <text:p>2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20]/[.B20]" office:value-type="percentage" office:value="0.1" calcext:value-type="percentage">
            <text:p>10.00%</text:p>
          </table:table-cell>
          <table:table-cell office:value-type="float" office:value="10" calcext:value-type="float">
            <text:p>10</text:p>
          </table:table-cell>
          <table:table-cell table:formula="of:=[.E20]/[.B20]" office:value-type="percentage" office:value="0.0769230769230769" calcext:value-type="percentage">
            <text:p>7.69%</text:p>
          </table:table-cell>
          <table:table-cell office:value-type="float" office:value="3" calcext:value-type="float">
            <text:p>3</text:p>
          </table:table-cell>
          <table:table-cell table:formula="of:=[.G20]/[.B20]" office:value-type="percentage" office:value="0.0230769230769231" calcext:value-type="percentage">
            <text:p>2.3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table:formula="of:=[.C21]/[.B21]" office:value-type="percentage" office:value="0.0840336134453782" calcext:value-type="percentage">
            <text:p>8.40%</text:p>
          </table:table-cell>
          <table:table-cell office:value-type="float" office:value="8" calcext:value-type="float">
            <text:p>8</text:p>
          </table:table-cell>
          <table:table-cell table:formula="of:=[.E21]/[.B21]" office:value-type="percentage" office:value="0.0672268907563025" calcext:value-type="percentage">
            <text:p>6.72%</text:p>
          </table:table-cell>
          <table:table-cell office:value-type="float" office:value="2" calcext:value-type="float">
            <text:p>2</text:p>
          </table:table-cell>
          <table:table-cell table:formula="of:=[.G21]/[.B21]" office:value-type="percentage" office:value="0.0168067226890756" calcext:value-type="percentage">
            <text:p>1.68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NCA</text:p>
          </table:table-cell>
          <table:table-cell table:style-name="ce5"/>
          <table:table-cell table:style-name="ce5" office:value-type="string" calcext:value-type="string">
            <text:p>GSNCA</text:p>
          </table:table-cell>
          <table:table-cell table:style-name="ce1"/>
          <table:table-cell table:style-name="ce1" office:value-type="string" calcext:value-type="string">
            <text:p>DSN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1" calcext:value-type="float">
            <text:p>11</text:p>
          </table:table-cell>
          <table:table-cell table:formula="of:=[.C25]/[.B25]" office:value-type="percentage" office:value="0.00462962962962963" calcext:value-type="percentage">
            <text:p>0.46%</text:p>
          </table:table-cell>
          <table:table-cell office:value-type="float" office:value="8" calcext:value-type="float">
            <text:p>8</text:p>
          </table:table-cell>
          <table:table-cell table:formula="of:=[.E25]/[.B25]" office:value-type="percentage" office:value="0.00336700336700337" calcext:value-type="percentage">
            <text:p>0.34%</text:p>
          </table:table-cell>
          <table:table-cell office:value-type="float" office:value="3" calcext:value-type="float">
            <text:p>3</text:p>
          </table:table-cell>
          <table:table-cell table:formula="of:=[.G25]/[.B25]" office:value-type="percentage" office:value="0.00126262626262626" calcext:value-type="percentage">
            <text:p>0.13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0" calcext:value-type="float">
            <text:p>10</text:p>
          </table:table-cell>
          <table:table-cell table:formula="of:=[.C26]/[.B26]" office:value-type="percentage" office:value="0.00742390497401633" calcext:value-type="percentage">
            <text:p>0.74%</text:p>
          </table:table-cell>
          <table:table-cell office:value-type="float" office:value="7" calcext:value-type="float">
            <text:p>7</text:p>
          </table:table-cell>
          <table:table-cell table:formula="of:=[.E26]/[.B26]" office:value-type="percentage" office:value="0.00519673348181143" calcext:value-type="percentage">
            <text:p>0.52%</text:p>
          </table:table-cell>
          <table:table-cell office:value-type="float" office:value="3" calcext:value-type="float">
            <text:p>3</text:p>
          </table:table-cell>
          <table:table-cell table:formula="of:=[.G26]/[.B26]" office:value-type="percentage" office:value="0.0022271714922049" calcext:value-type="percentage">
            <text:p>0.22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9" calcext:value-type="float">
            <text:p>9</text:p>
          </table:table-cell>
          <table:table-cell table:formula="of:=[.C27]/[.B27]" office:value-type="percentage" office:value="0.00970873786407767" calcext:value-type="percentage">
            <text:p>0.97%</text:p>
          </table:table-cell>
          <table:table-cell office:value-type="float" office:value="7" calcext:value-type="float">
            <text:p>7</text:p>
          </table:table-cell>
          <table:table-cell table:formula="of:=[.E27]/[.B27]" office:value-type="percentage" office:value="0.0075512405609493" calcext:value-type="percentage">
            <text:p>0.76%</text:p>
          </table:table-cell>
          <table:table-cell office:value-type="float" office:value="2" calcext:value-type="float">
            <text:p>2</text:p>
          </table:table-cell>
          <table:table-cell table:formula="of:=[.G27]/[.B27]" office:value-type="percentage" office:value="0.00215749730312837" calcext:value-type="percentage">
            <text:p>0.22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table:formula="of:=[.C28]/[.B28]" office:value-type="percentage" office:value="0.0113475177304965" calcext:value-type="percentage">
            <text:p>1.13%</text:p>
          </table:table-cell>
          <table:table-cell office:value-type="float" office:value="7" calcext:value-type="float">
            <text:p>7</text:p>
          </table:table-cell>
          <table:table-cell table:formula="of:=[.E28]/[.B28]" office:value-type="percentage" office:value="0.0099290780141844" calcext:value-type="percentage">
            <text:p>0.99%</text:p>
          </table:table-cell>
          <table:table-cell office:value-type="float" office:value="1" calcext:value-type="float">
            <text:p>1</text:p>
          </table:table-cell>
          <table:table-cell table:formula="of:=[.G28]/[.B28]" office:value-type="percentage" office:value="0.00141843971631206" calcext:value-type="percentage">
            <text:p>0.14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table:formula="of:=[.C29]/[.B29]" office:value-type="percentage" office:value="0.0142602495543672" calcext:value-type="percentage">
            <text:p>1.43%</text:p>
          </table:table-cell>
          <table:table-cell office:value-type="float" office:value="7" calcext:value-type="float">
            <text:p>7</text:p>
          </table:table-cell>
          <table:table-cell table:formula="of:=[.E29]/[.B29]" office:value-type="percentage" office:value="0.0124777183600713" calcext:value-type="percentage">
            <text:p>1.25%</text:p>
          </table:table-cell>
          <table:table-cell office:value-type="float" office:value="1" calcext:value-type="float">
            <text:p>1</text:p>
          </table:table-cell>
          <table:table-cell table:formula="of:=[.G29]/[.B29]" office:value-type="percentage" office:value="0.0017825311942959" calcext:value-type="percentage">
            <text:p>0.18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formula="of:=[.C30]/[.B30]" office:value-type="percentage" office:value="0.0128205128205128" calcext:value-type="percentage">
            <text:p>1.28%</text:p>
          </table:table-cell>
          <table:table-cell office:value-type="float" office:value="5" calcext:value-type="float">
            <text:p>5</text:p>
          </table:table-cell>
          <table:table-cell table:formula="of:=[.E30]/[.B30]" office:value-type="percentage" office:value="0.0106837606837607" calcext:value-type="percentage">
            <text:p>1.07%</text:p>
          </table:table-cell>
          <table:table-cell office:value-type="float" office:value="1" calcext:value-type="float">
            <text:p>1</text:p>
          </table:table-cell>
          <table:table-cell table:formula="of:=[.G30]/[.B30]" office:value-type="percentage" office:value="0.00213675213675214" calcext:value-type="percentage">
            <text:p>0.21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table:formula="of:=[.C31]/[.B31]" office:value-type="percentage" office:value="0.0127551020408163" calcext:value-type="percentage">
            <text:p>1.28%</text:p>
          </table:table-cell>
          <table:table-cell office:value-type="float" office:value="5" calcext:value-type="float">
            <text:p>5</text:p>
          </table:table-cell>
          <table:table-cell table:formula="of:=[.E31]/[.B31]" office:value-type="percentage" office:value="0.0127551020408163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table:formula="of:=[.G31]/[.B3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formula="of:=[.C32]/[.B32]" office:value-type="percentage" office:value="0.0144927536231884" calcext:value-type="percentage">
            <text:p>1.45%</text:p>
          </table:table-cell>
          <table:table-cell office:value-type="float" office:value="5" calcext:value-type="float">
            <text:p>5</text:p>
          </table:table-cell>
          <table:table-cell table:formula="of:=[.E32]/[.B32]" office:value-type="percentage" office:value="0.0144927536231884" calcext:value-type="percentage">
            <text:p>1.45%</text:p>
          </table:table-cell>
          <table:table-cell office:value-type="float" office:value="0" calcext:value-type="float">
            <text:p>0</text:p>
          </table:table-cell>
          <table:table-cell table:formula="of:=[.G32]/[.B3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formula="of:=[.C33]/[.B33]" office:value-type="percentage" office:value="0.0165562913907285" calcext:value-type="percentage">
            <text:p>1.66%</text:p>
          </table:table-cell>
          <table:table-cell office:value-type="float" office:value="5" calcext:value-type="float">
            <text:p>5</text:p>
          </table:table-cell>
          <table:table-cell table:formula="of:=[.E33]/[.B33]" office:value-type="percentage" office:value="0.0165562913907285" calcext:value-type="percentage">
            <text:p>1.66%</text:p>
          </table:table-cell>
          <table:table-cell office:value-type="float" office:value="0" calcext:value-type="float">
            <text:p>0</text:p>
          </table:table-cell>
          <table:table-cell table:formula="of:=[.G33]/[.B33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formula="of:=[.C34]/[.B34]" office:value-type="percentage" office:value="0.018450184501845" calcext:value-type="percentage">
            <text:p>1.85%</text:p>
          </table:table-cell>
          <table:table-cell office:value-type="float" office:value="5" calcext:value-type="float">
            <text:p>5</text:p>
          </table:table-cell>
          <table:table-cell table:formula="of:=[.E34]/[.B34]" office:value-type="percentage" office:value="0.01845018450184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34]/[.B34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[.C35]/[.B35]" office:value-type="percentage" office:value="0.0166666666666667" calcext:value-type="percentage">
            <text:p>1.67%</text:p>
          </table:table-cell>
          <table:table-cell office:value-type="float" office:value="4" calcext:value-type="float">
            <text:p>4</text:p>
          </table:table-cell>
          <table:table-cell table:formula="of:=[.E35]/[.B35]" office:value-type="percentage" office:value="0.0166666666666667" calcext:value-type="percentage">
            <text:p>1.67%</text:p>
          </table:table-cell>
          <table:table-cell office:value-type="float" office:value="0" calcext:value-type="float">
            <text:p>0</text:p>
          </table:table-cell>
          <table:table-cell table:formula="of:=[.G35]/[.B35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formula="of:=[.C36]/[.B36]" office:value-type="percentage" office:value="0.0185185185185185" calcext:value-type="percentage">
            <text:p>1.85%</text:p>
          </table:table-cell>
          <table:table-cell office:value-type="float" office:value="4" calcext:value-type="float">
            <text:p>4</text:p>
          </table:table-cell>
          <table:table-cell table:formula="of:=[.E36]/[.B36]" office:value-type="percentage" office:value="0.0185185185185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36]/[.B36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37]/[.B37]" office:value-type="percentage" office:value="0.0202020202020202" calcext:value-type="percentage">
            <text:p>2.02%</text:p>
          </table:table-cell>
          <table:table-cell office:value-type="float" office:value="4" calcext:value-type="float">
            <text:p>4</text:p>
          </table:table-cell>
          <table:table-cell table:formula="of:=[.E37]/[.B37]" office:value-type="percentage" office:value="0.0202020202020202" calcext:value-type="percentage">
            <text:p>2.02%</text:p>
          </table:table-cell>
          <table:table-cell office:value-type="float" office:value="0" calcext:value-type="float">
            <text:p>0</text:p>
          </table:table-cell>
          <table:table-cell table:formula="of:=[.G37]/[.B37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[.C38]/[.B38]" office:value-type="percentage" office:value="0.0163934426229508" calcext:value-type="percentage">
            <text:p>1.64%</text:p>
          </table:table-cell>
          <table:table-cell office:value-type="float" office:value="3" calcext:value-type="float">
            <text:p>3</text:p>
          </table:table-cell>
          <table:table-cell table:formula="of:=[.E38]/[.B38]" office:value-type="percentage" office:value="0.0163934426229508" calcext:value-type="percentage">
            <text:p>1.64%</text:p>
          </table:table-cell>
          <table:table-cell office:value-type="float" office:value="0" calcext:value-type="float">
            <text:p>0</text:p>
          </table:table-cell>
          <table:table-cell table:formula="of:=[.G38]/[.B38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39]/[.B39]" office:value-type="percentage" office:value="0.0180722891566265" calcext:value-type="percentage">
            <text:p>1.81%</text:p>
          </table:table-cell>
          <table:table-cell office:value-type="float" office:value="3" calcext:value-type="float">
            <text:p>3</text:p>
          </table:table-cell>
          <table:table-cell table:formula="of:=[.E39]/[.B39]" office:value-type="percentage" office:value="0.0180722891566265" calcext:value-type="percentage">
            <text:p>1.81%</text:p>
          </table:table-cell>
          <table:table-cell office:value-type="float" office:value="0" calcext:value-type="float">
            <text:p>0</text:p>
          </table:table-cell>
          <table:table-cell table:formula="of:=[.G39]/[.B39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[.C40]/[.B40]" office:value-type="percentage" office:value="0.0198675496688742" calcext:value-type="percentage">
            <text:p>1.99%</text:p>
          </table:table-cell>
          <table:table-cell office:value-type="float" office:value="3" calcext:value-type="float">
            <text:p>3</text:p>
          </table:table-cell>
          <table:table-cell table:formula="of:=[.E40]/[.B40]" office:value-type="percentage" office:value="0.0198675496688742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table:formula="of:=[.G40]/[.B40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]/[.B41]" office:value-type="percentage" office:value="0.0218978102189781" calcext:value-type="percentage">
            <text:p>2.19%</text:p>
          </table:table-cell>
          <table:table-cell office:value-type="float" office:value="3" calcext:value-type="float">
            <text:p>3</text:p>
          </table:table-cell>
          <table:table-cell table:formula="of:=[.E41]/[.B41]" office:value-type="percentage" office:value="0.0218978102189781" calcext:value-type="percentage">
            <text:p>2.19%</text:p>
          </table:table-cell>
          <table:table-cell office:value-type="float" office:value="0" calcext:value-type="float">
            <text:p>0</text:p>
          </table:table-cell>
          <table:table-cell table:formula="of:=[.G41]/[.B4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]/[.B42]" office:value-type="percentage" office:value="0.0230769230769231" calcext:value-type="percentage">
            <text:p>2.31%</text:p>
          </table:table-cell>
          <table:table-cell office:value-type="float" office:value="3" calcext:value-type="float">
            <text:p>3</text:p>
          </table:table-cell>
          <table:table-cell table:formula="of:=[.E42]/[.B42]" office:value-type="percentage" office:value="0.0230769230769231" calcext:value-type="percentage">
            <text:p>2.31%</text:p>
          </table:table-cell>
          <table:table-cell office:value-type="float" office:value="0" calcext:value-type="float">
            <text:p>0</text:p>
          </table:table-cell>
          <table:table-cell table:formula="of:=[.G42]/[.B4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formula="of:=[.C43]/[.B43]" office:value-type="percentage" office:value="0.0252100840336134" calcext:value-type="percentage">
            <text:p>2.52%</text:p>
          </table:table-cell>
          <table:table-cell office:value-type="float" office:value="3" calcext:value-type="float">
            <text:p>3</text:p>
          </table:table-cell>
          <table:table-cell table:formula="of:=[.E43]/[.B43]" office:value-type="percentage" office:value="0.0252100840336134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table:formula="of:=[.G43]/[.B43]" office:value-type="percentage" office:value="0" calcext:value-type="percentage">
            <text:p>0.00%</text:p>
          </table:table-cell>
          <table:table-cell table:number-columns-repeated="12"/>
        </table:table-row>
      </table:table>
      <table:table table:name="CO2-Cut" table:style-name="ta1">
        <office:forms form:automatic-focus="false" form:apply-design-mode="false"/>
        <table:shapes>
          <draw:frame draw:z-index="0" draw:style-name="gr1" draw:text-style-name="P1" svg:width="15.999cm" svg:height="8.999cm" svg:x="18.563cm" svg:y="0.6cm">
            <draw:object draw:notify-on-update-of-ranges="'CO2-Cut'.A2:'CO2-Cut'.A21 'CO2-Cut'.D1:'CO2-Cut'.D1 'CO2-Cut'.D2:'CO2-Cut'.D21 'CO2-Cut'.F1:'CO2-Cut'.F1 'CO2-Cut'.F2:'CO2-Cut'.F21 'CO2-Cut'.H1:'CO2-Cut'.H1 'CO2-Cut'.H2:'CO2-Cut'.H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CO2-Cut'.A24:'CO2-Cut'.A43 'CO2-Cut'.D23:'CO2-Cut'.D23 'CO2-Cut'.D24:'CO2-Cut'.D43 'CO2-Cut'.F23:'CO2-Cut'.F23 'CO2-Cut'.F24:'CO2-Cut'.F43 'CO2-Cut'.H23:'CO2-Cut'.H23 'CO2-Cut'.H24:'CO2-Cut'.H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7" office:value-type="string" calcext:value-type="string">
            <text:p>WCCA</text:p>
          </table:table-cell>
          <table:table-cell table:style-name="ce5"/>
          <table:table-cell table:style-name="ce8" office:value-type="string" calcext:value-type="string">
            <text:p>GWCCA</text:p>
          </table:table-cell>
          <table:table-cell table:style-name="ce1"/>
          <table:table-cell table:style-name="ce7" office:value-type="string" calcext:value-type="string">
            <text:p>DWC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78" calcext:value-type="float">
            <text:p>78</text:p>
          </table:table-cell>
          <table:table-cell table:formula="of:=[.C3]/[.B3]" office:value-type="percentage" office:value="0.0328282828282828" calcext:value-type="percentage">
            <text:p>3.28%</text:p>
          </table:table-cell>
          <table:table-cell office:value-type="float" office:value="58" calcext:value-type="float">
            <text:p>58</text:p>
          </table:table-cell>
          <table:table-cell table:formula="of:=[.E3]/[.B3]" office:value-type="percentage" office:value="0.0244107744107744" calcext:value-type="percentage">
            <text:p>2.44%</text:p>
          </table:table-cell>
          <table:table-cell office:value-type="float" office:value="20" calcext:value-type="float">
            <text:p>20</text:p>
          </table:table-cell>
          <table:table-cell table:formula="of:=[.G3]/[.B3]" office:value-type="percentage" office:value="0.00841750841750842" calcext:value-type="percentage">
            <text:p>0.8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63" calcext:value-type="float">
            <text:p>63</text:p>
          </table:table-cell>
          <table:table-cell table:formula="of:=[.C4]/[.B4]" office:value-type="percentage" office:value="0.0467706013363029" calcext:value-type="percentage">
            <text:p>4.68%</text:p>
          </table:table-cell>
          <table:table-cell office:value-type="float" office:value="47" calcext:value-type="float">
            <text:p>47</text:p>
          </table:table-cell>
          <table:table-cell table:formula="of:=[.E4]/[.B4]" office:value-type="percentage" office:value="0.0348923533778768" calcext:value-type="percentage">
            <text:p>3.49%</text:p>
          </table:table-cell>
          <table:table-cell office:value-type="float" office:value="16" calcext:value-type="float">
            <text:p>16</text:p>
          </table:table-cell>
          <table:table-cell table:formula="of:=[.G4]/[.B4]" office:value-type="percentage" office:value="0.0118782479584261" calcext:value-type="percentage">
            <text:p>1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55" calcext:value-type="float">
            <text:p>55</text:p>
          </table:table-cell>
          <table:table-cell table:formula="of:=[.C5]/[.B5]" office:value-type="percentage" office:value="0.0593311758360302" calcext:value-type="percentage">
            <text:p>5.93%</text:p>
          </table:table-cell>
          <table:table-cell office:value-type="float" office:value="39" calcext:value-type="float">
            <text:p>39</text:p>
          </table:table-cell>
          <table:table-cell table:formula="of:=[.E5]/[.B5]" office:value-type="percentage" office:value="0.0420711974110032" calcext:value-type="percentage">
            <text:p>4.21%</text:p>
          </table:table-cell>
          <table:table-cell office:value-type="float" office:value="16" calcext:value-type="float">
            <text:p>16</text:p>
          </table:table-cell>
          <table:table-cell table:formula="of:=[.G5]/[.B5]" office:value-type="percentage" office:value="0.017259978425027" calcext:value-type="percentage">
            <text:p>1.7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9" calcext:value-type="float">
            <text:p>49</text:p>
          </table:table-cell>
          <table:table-cell table:formula="of:=[.C6]/[.B6]" office:value-type="percentage" office:value="0.0695035460992908" calcext:value-type="percentage">
            <text:p>6.95%</text:p>
          </table:table-cell>
          <table:table-cell office:value-type="float" office:value="33" calcext:value-type="float">
            <text:p>33</text:p>
          </table:table-cell>
          <table:table-cell table:formula="of:=[.E6]/[.B6]" office:value-type="percentage" office:value="0.0468085106382979" calcext:value-type="percentage">
            <text:p>4.68%</text:p>
          </table:table-cell>
          <table:table-cell office:value-type="float" office:value="16" calcext:value-type="float">
            <text:p>16</text:p>
          </table:table-cell>
          <table:table-cell table:formula="of:=[.G6]/[.B6]" office:value-type="percentage" office:value="0.0226950354609929" calcext:value-type="percentage">
            <text:p>2.27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45" calcext:value-type="float">
            <text:p>45</text:p>
          </table:table-cell>
          <table:table-cell table:formula="of:=[.C7]/[.B7]" office:value-type="percentage" office:value="0.0802139037433155" calcext:value-type="percentage">
            <text:p>8.02%</text:p>
          </table:table-cell>
          <table:table-cell office:value-type="float" office:value="29" calcext:value-type="float">
            <text:p>29</text:p>
          </table:table-cell>
          <table:table-cell table:formula="of:=[.E7]/[.B7]" office:value-type="percentage" office:value="0.0516934046345811" calcext:value-type="percentage">
            <text:p>5.17%</text:p>
          </table:table-cell>
          <table:table-cell office:value-type="float" office:value="16" calcext:value-type="float">
            <text:p>16</text:p>
          </table:table-cell>
          <table:table-cell table:formula="of:=[.G7]/[.B7]" office:value-type="percentage" office:value="0.0285204991087344" calcext:value-type="percentage">
            <text:p>2.8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percentage" office:value="0.0854700854700855" calcext:value-type="percentage">
            <text:p>8.55%</text:p>
          </table:table-cell>
          <table:table-cell office:value-type="float" office:value="24" calcext:value-type="float">
            <text:p>24</text:p>
          </table:table-cell>
          <table:table-cell table:formula="of:=[.E8]/[.B8]" office:value-type="percentage" office:value="0.0512820512820513" calcext:value-type="percentage">
            <text:p>5.13%</text:p>
          </table:table-cell>
          <table:table-cell office:value-type="float" office:value="16" calcext:value-type="float">
            <text:p>16</text:p>
          </table:table-cell>
          <table:table-cell table:formula="of:=[.G8]/[.B8]" office:value-type="percentage" office:value="0.0341880341880342" calcext:value-type="percentage">
            <text:p>3.4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38" calcext:value-type="float">
            <text:p>38</text:p>
          </table:table-cell>
          <table:table-cell table:formula="of:=[.C9]/[.B9]" office:value-type="percentage" office:value="0.0969387755102041" calcext:value-type="percentage">
            <text:p>9.69%</text:p>
          </table:table-cell>
          <table:table-cell office:value-type="float" office:value="23" calcext:value-type="float">
            <text:p>23</text:p>
          </table:table-cell>
          <table:table-cell table:formula="of:=[.E9]/[.B9]" office:value-type="percentage" office:value="0.0586734693877551" calcext:value-type="percentage">
            <text:p>5.87%</text:p>
          </table:table-cell>
          <table:table-cell office:value-type="float" office:value="15" calcext:value-type="float">
            <text:p>15</text:p>
          </table:table-cell>
          <table:table-cell table:formula="of:=[.G9]/[.B9]" office:value-type="percentage" office:value="0.038265306122449" calcext:value-type="percentage">
            <text:p>3.8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table:formula="of:=[.C10]/[.B10]" office:value-type="percentage" office:value="0.110144927536232" calcext:value-type="percentage">
            <text:p>11.01%</text:p>
          </table:table-cell>
          <table:table-cell office:value-type="float" office:value="23" calcext:value-type="float">
            <text:p>23</text:p>
          </table:table-cell>
          <table:table-cell table:formula="of:=[.E10]/[.B10]" office:value-type="percentage" office:value="0.0666666666666667" calcext:value-type="percentage">
            <text:p>6.67%</text:p>
          </table:table-cell>
          <table:table-cell office:value-type="float" office:value="15" calcext:value-type="float">
            <text:p>15</text:p>
          </table:table-cell>
          <table:table-cell table:formula="of:=[.G10]/[.B10]" office:value-type="percentage" office:value="0.0434782608695652" calcext:value-type="percentage">
            <text:p>4.3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  <table:table-cell table:formula="of:=[.C11]/[.B11]" office:value-type="percentage" office:value="0.122516556291391" calcext:value-type="percentage">
            <text:p>12.25%</text:p>
          </table:table-cell>
          <table:table-cell office:value-type="float" office:value="23" calcext:value-type="float">
            <text:p>23</text:p>
          </table:table-cell>
          <table:table-cell table:formula="of:=[.E11]/[.B11]" office:value-type="percentage" office:value="0.076158940397351" calcext:value-type="percentage">
            <text:p>7.62%</text:p>
          </table:table-cell>
          <table:table-cell office:value-type="float" office:value="14" calcext:value-type="float">
            <text:p>14</text:p>
          </table:table-cell>
          <table:table-cell table:formula="of:=[.G11]/[.B11]" office:value-type="percentage" office:value="0.0463576158940397" calcext:value-type="percentage">
            <text:p>4.6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34" calcext:value-type="float">
            <text:p>34</text:p>
          </table:table-cell>
          <table:table-cell table:formula="of:=[.C12]/[.B12]" office:value-type="percentage" office:value="0.125461254612546" calcext:value-type="percentage">
            <text:p>12.55%</text:p>
          </table:table-cell>
          <table:table-cell office:value-type="float" office:value="20" calcext:value-type="float">
            <text:p>20</text:p>
          </table:table-cell>
          <table:table-cell table:formula="of:=[.E12]/[.B12]" office:value-type="percentage" office:value="0.0738007380073801" calcext:value-type="percentage">
            <text:p>7.38%</text:p>
          </table:table-cell>
          <table:table-cell office:value-type="float" office:value="14" calcext:value-type="float">
            <text:p>14</text:p>
          </table:table-cell>
          <table:table-cell table:formula="of:=[.G12]/[.B12]" office:value-type="percentage" office:value="0.0516605166051661" calcext:value-type="percentage">
            <text:p>5.17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table:formula="of:=[.C13]/[.B13]" office:value-type="percentage" office:value="0.1375" calcext:value-type="percentage">
            <text:p>13.75%</text:p>
          </table:table-cell>
          <table:table-cell office:value-type="float" office:value="19" calcext:value-type="float">
            <text:p>19</text:p>
          </table:table-cell>
          <table:table-cell table:formula="of:=[.E13]/[.B13]" office:value-type="percentage" office:value="0.0791666666666667" calcext:value-type="percentage">
            <text:p>7.92%</text:p>
          </table:table-cell>
          <table:table-cell office:value-type="float" office:value="14" calcext:value-type="float">
            <text:p>14</text:p>
          </table:table-cell>
          <table:table-cell table:formula="of:=[.G13]/[.B13]" office:value-type="percentage" office:value="0.0583333333333333" calcext:value-type="percentage">
            <text:p>5.8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table:formula="of:=[.C14]/[.B14]" office:value-type="percentage" office:value="0.134259259259259" calcext:value-type="percentage">
            <text:p>13.43%</text:p>
          </table:table-cell>
          <table:table-cell office:value-type="float" office:value="16" calcext:value-type="float">
            <text:p>16</text:p>
          </table:table-cell>
          <table:table-cell table:formula="of:=[.E14]/[.B14]" office:value-type="percentage" office:value="0.0740740740740741" calcext:value-type="percentage">
            <text:p>7.41%</text:p>
          </table:table-cell>
          <table:table-cell office:value-type="float" office:value="13" calcext:value-type="float">
            <text:p>13</text:p>
          </table:table-cell>
          <table:table-cell table:formula="of:=[.G14]/[.B14]" office:value-type="percentage" office:value="0.0601851851851852" calcext:value-type="percentage">
            <text:p>6.0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[.C15]/[.B15]" office:value-type="percentage" office:value="0.136363636363636" calcext:value-type="percentage">
            <text:p>13.64%</text:p>
          </table:table-cell>
          <table:table-cell office:value-type="float" office:value="15" calcext:value-type="float">
            <text:p>15</text:p>
          </table:table-cell>
          <table:table-cell table:formula="of:=[.E15]/[.B15]" office:value-type="percentage" office:value="0.0757575757575758" calcext:value-type="percentage">
            <text:p>7.58%</text:p>
          </table:table-cell>
          <table:table-cell office:value-type="float" office:value="12" calcext:value-type="float">
            <text:p>12</text:p>
          </table:table-cell>
          <table:table-cell table:formula="of:=[.G15]/[.B15]" office:value-type="percentage" office:value="0.0606060606060606" calcext:value-type="percentage">
            <text:p>6.0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table:formula="of:=[.C16]/[.B16]" office:value-type="percentage" office:value="0.147540983606557" calcext:value-type="percentage">
            <text:p>14.75%</text:p>
          </table:table-cell>
          <table:table-cell office:value-type="float" office:value="15" calcext:value-type="float">
            <text:p>15</text:p>
          </table:table-cell>
          <table:table-cell table:formula="of:=[.E16]/[.B16]" office:value-type="percentage" office:value="0.0819672131147541" calcext:value-type="percentage">
            <text:p>8.20%</text:p>
          </table:table-cell>
          <table:table-cell office:value-type="float" office:value="12" calcext:value-type="float">
            <text:p>12</text:p>
          </table:table-cell>
          <table:table-cell table:formula="of:=[.G16]/[.B16]" office:value-type="percentage" office:value="0.0655737704918033" calcext:value-type="percentage">
            <text:p>6.5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table:formula="of:=[.C17]/[.B17]" office:value-type="percentage" office:value="0.156626506024096" calcext:value-type="percentage">
            <text:p>15.66%</text:p>
          </table:table-cell>
          <table:table-cell office:value-type="float" office:value="14" calcext:value-type="float">
            <text:p>14</text:p>
          </table:table-cell>
          <table:table-cell table:formula="of:=[.E17]/[.B17]" office:value-type="percentage" office:value="0.0843373493975904" calcext:value-type="percentage">
            <text:p>8.43%</text:p>
          </table:table-cell>
          <table:table-cell office:value-type="float" office:value="12" calcext:value-type="float">
            <text:p>12</text:p>
          </table:table-cell>
          <table:table-cell table:formula="of:=[.G17]/[.B17]" office:value-type="percentage" office:value="0.072289156626506" calcext:value-type="percentage">
            <text:p>7.2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formula="of:=[.C18]/[.B18]" office:value-type="percentage" office:value="0.152317880794702" calcext:value-type="percentage">
            <text:p>15.23%</text:p>
          </table:table-cell>
          <table:table-cell office:value-type="float" office:value="13" calcext:value-type="float">
            <text:p>13</text:p>
          </table:table-cell>
          <table:table-cell table:formula="of:=[.E18]/[.B18]" office:value-type="percentage" office:value="0.0860927152317881" calcext:value-type="percentage">
            <text:p>8.61%</text:p>
          </table:table-cell>
          <table:table-cell office:value-type="float" office:value="10" calcext:value-type="float">
            <text:p>10</text:p>
          </table:table-cell>
          <table:table-cell table:formula="of:=[.G18]/[.B18]" office:value-type="percentage" office:value="0.0662251655629139" calcext:value-type="percentage">
            <text:p>6.6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table:formula="of:=[.C19]/[.B19]" office:value-type="percentage" office:value="0.153284671532847" calcext:value-type="percentage">
            <text:p>15.33%</text:p>
          </table:table-cell>
          <table:table-cell office:value-type="float" office:value="13" calcext:value-type="float">
            <text:p>13</text:p>
          </table:table-cell>
          <table:table-cell table:formula="of:=[.E19]/[.B19]" office:value-type="percentage" office:value="0.0948905109489051" calcext:value-type="percentage">
            <text:p>9.49%</text:p>
          </table:table-cell>
          <table:table-cell office:value-type="float" office:value="8" calcext:value-type="float">
            <text:p>8</text:p>
          </table:table-cell>
          <table:table-cell table:formula="of:=[.G19]/[.B19]" office:value-type="percentage" office:value="0.0583941605839416" calcext:value-type="percentage">
            <text:p>5.8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table:formula="of:=[.C20]/[.B20]" office:value-type="percentage" office:value="0.161538461538462" calcext:value-type="percentage">
            <text:p>16.15%</text:p>
          </table:table-cell>
          <table:table-cell office:value-type="float" office:value="13" calcext:value-type="float">
            <text:p>13</text:p>
          </table:table-cell>
          <table:table-cell table:formula="of:=[.E20]/[.B20]" office:value-type="percentage" office:value="0.1" calcext:value-type="percentage">
            <text:p>10.00%</text:p>
          </table:table-cell>
          <table:table-cell office:value-type="float" office:value="8" calcext:value-type="float">
            <text:p>8</text:p>
          </table:table-cell>
          <table:table-cell table:formula="of:=[.G20]/[.B20]" office:value-type="percentage" office:value="0.0615384615384615" calcext:value-type="percentage">
            <text:p>6.1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formula="of:=[.C21]/[.B21]" office:value-type="percentage" office:value="0.168067226890756" calcext:value-type="percentage">
            <text:p>16.81%</text:p>
          </table:table-cell>
          <table:table-cell office:value-type="float" office:value="13" calcext:value-type="float">
            <text:p>13</text:p>
          </table:table-cell>
          <table:table-cell table:formula="of:=[.E21]/[.B21]" office:value-type="percentage" office:value="0.109243697478992" calcext:value-type="percentage">
            <text:p>10.92%</text:p>
          </table:table-cell>
          <table:table-cell office:value-type="float" office:value="7" calcext:value-type="float">
            <text:p>7</text:p>
          </table:table-cell>
          <table:table-cell table:formula="of:=[.G21]/[.B21]" office:value-type="percentage" office:value="0.0588235294117647" calcext:value-type="percentage">
            <text:p>5.88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7" office:value-type="string" calcext:value-type="string">
            <text:p>SCCA</text:p>
          </table:table-cell>
          <table:table-cell table:style-name="ce5"/>
          <table:table-cell table:style-name="ce8" office:value-type="string" calcext:value-type="string">
            <text:p>GSCCA</text:p>
          </table:table-cell>
          <table:table-cell table:style-name="ce1"/>
          <table:table-cell table:style-name="ce7" office:value-type="string" calcext:value-type="string">
            <text:p>DSC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37" calcext:value-type="float">
            <text:p>37</text:p>
          </table:table-cell>
          <table:table-cell table:formula="of:=[.C25]/[.B25]" office:value-type="percentage" office:value="0.0155723905723906" calcext:value-type="percentage">
            <text:p>1.56%</text:p>
          </table:table-cell>
          <table:table-cell office:value-type="float" office:value="27" calcext:value-type="float">
            <text:p>27</text:p>
          </table:table-cell>
          <table:table-cell table:formula="of:=[.E25]/[.B25]" office:value-type="percentage" office:value="0.0113636363636364" calcext:value-type="percentage">
            <text:p>1.14%</text:p>
          </table:table-cell>
          <table:table-cell office:value-type="float" office:value="10" calcext:value-type="float">
            <text:p>10</text:p>
          </table:table-cell>
          <table:table-cell table:formula="of:=[.G25]/[.B25]" office:value-type="percentage" office:value="0.00420875420875421" calcext:value-type="percentage">
            <text:p>0.42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31" calcext:value-type="float">
            <text:p>31</text:p>
          </table:table-cell>
          <table:table-cell table:formula="of:=[.C26]/[.B26]" office:value-type="percentage" office:value="0.0230141054194506" calcext:value-type="percentage">
            <text:p>2.30%</text:p>
          </table:table-cell>
          <table:table-cell office:value-type="float" office:value="24" calcext:value-type="float">
            <text:p>24</text:p>
          </table:table-cell>
          <table:table-cell table:formula="of:=[.E26]/[.B26]" office:value-type="percentage" office:value="0.0178173719376392" calcext:value-type="percentage">
            <text:p>1.78%</text:p>
          </table:table-cell>
          <table:table-cell office:value-type="float" office:value="7" calcext:value-type="float">
            <text:p>7</text:p>
          </table:table-cell>
          <table:table-cell table:formula="of:=[.G26]/[.B26]" office:value-type="percentage" office:value="0.00519673348181143" calcext:value-type="percentage">
            <text:p>0.52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28" calcext:value-type="float">
            <text:p>28</text:p>
          </table:table-cell>
          <table:table-cell table:formula="of:=[.C27]/[.B27]" office:value-type="percentage" office:value="0.0302049622437972" calcext:value-type="percentage">
            <text:p>3.02%</text:p>
          </table:table-cell>
          <table:table-cell office:value-type="float" office:value="21" calcext:value-type="float">
            <text:p>21</text:p>
          </table:table-cell>
          <table:table-cell table:formula="of:=[.E27]/[.B27]" office:value-type="percentage" office:value="0.0226537216828479" calcext:value-type="percentage">
            <text:p>2.27%</text:p>
          </table:table-cell>
          <table:table-cell office:value-type="float" office:value="7" calcext:value-type="float">
            <text:p>7</text:p>
          </table:table-cell>
          <table:table-cell table:formula="of:=[.G27]/[.B27]" office:value-type="percentage" office:value="0.0075512405609493" calcext:value-type="percentage">
            <text:p>0.76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26" calcext:value-type="float">
            <text:p>26</text:p>
          </table:table-cell>
          <table:table-cell table:formula="of:=[.C28]/[.B28]" office:value-type="percentage" office:value="0.0368794326241135" calcext:value-type="percentage">
            <text:p>3.69%</text:p>
          </table:table-cell>
          <table:table-cell office:value-type="float" office:value="19" calcext:value-type="float">
            <text:p>19</text:p>
          </table:table-cell>
          <table:table-cell table:formula="of:=[.E28]/[.B28]" office:value-type="percentage" office:value="0.0269503546099291" calcext:value-type="percentage">
            <text:p>2.70%</text:p>
          </table:table-cell>
          <table:table-cell office:value-type="float" office:value="7" calcext:value-type="float">
            <text:p>7</text:p>
          </table:table-cell>
          <table:table-cell table:formula="of:=[.G28]/[.B28]" office:value-type="percentage" office:value="0.0099290780141844" calcext:value-type="percentage">
            <text:p>0.99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25" calcext:value-type="float">
            <text:p>25</text:p>
          </table:table-cell>
          <table:table-cell table:formula="of:=[.C29]/[.B29]" office:value-type="percentage" office:value="0.0445632798573975" calcext:value-type="percentage">
            <text:p>4.46%</text:p>
          </table:table-cell>
          <table:table-cell office:value-type="float" office:value="18" calcext:value-type="float">
            <text:p>18</text:p>
          </table:table-cell>
          <table:table-cell table:formula="of:=[.E29]/[.B29]" office:value-type="percentage" office:value="0.0320855614973262" calcext:value-type="percentage">
            <text:p>3.21%</text:p>
          </table:table-cell>
          <table:table-cell office:value-type="float" office:value="7" calcext:value-type="float">
            <text:p>7</text:p>
          </table:table-cell>
          <table:table-cell table:formula="of:=[.G29]/[.B29]" office:value-type="percentage" office:value="0.0124777183600713" calcext:value-type="percentage">
            <text:p>1.25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1" calcext:value-type="float">
            <text:p>21</text:p>
          </table:table-cell>
          <table:table-cell table:formula="of:=[.C30]/[.B30]" office:value-type="percentage" office:value="0.0448717948717949" calcext:value-type="percentage">
            <text:p>4.49%</text:p>
          </table:table-cell>
          <table:table-cell office:value-type="float" office:value="14" calcext:value-type="float">
            <text:p>14</text:p>
          </table:table-cell>
          <table:table-cell table:formula="of:=[.E30]/[.B30]" office:value-type="percentage" office:value="0.0299145299145299" calcext:value-type="percentage">
            <text:p>2.99%</text:p>
          </table:table-cell>
          <table:table-cell office:value-type="float" office:value="7" calcext:value-type="float">
            <text:p>7</text:p>
          </table:table-cell>
          <table:table-cell table:formula="of:=[.G30]/[.B30]" office:value-type="percentage" office:value="0.014957264957265" calcext:value-type="percentage">
            <text:p>1.50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table:formula="of:=[.C31]/[.B31]" office:value-type="percentage" office:value="0.0535714285714286" calcext:value-type="percentage">
            <text:p>5.36%</text:p>
          </table:table-cell>
          <table:table-cell office:value-type="float" office:value="14" calcext:value-type="float">
            <text:p>14</text:p>
          </table:table-cell>
          <table:table-cell table:formula="of:=[.E31]/[.B31]" office:value-type="percentage" office:value="0.0357142857142857" calcext:value-type="percentage">
            <text:p>3.57%</text:p>
          </table:table-cell>
          <table:table-cell office:value-type="float" office:value="7" calcext:value-type="float">
            <text:p>7</text:p>
          </table:table-cell>
          <table:table-cell table:formula="of:=[.G31]/[.B31]" office:value-type="percentage" office:value="0.0178571428571429" calcext:value-type="percentage">
            <text:p>1.79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1" calcext:value-type="float">
            <text:p>21</text:p>
          </table:table-cell>
          <table:table-cell table:formula="of:=[.C32]/[.B32]" office:value-type="percentage" office:value="0.0608695652173913" calcext:value-type="percentage">
            <text:p>6.09%</text:p>
          </table:table-cell>
          <table:table-cell office:value-type="float" office:value="14" calcext:value-type="float">
            <text:p>14</text:p>
          </table:table-cell>
          <table:table-cell table:formula="of:=[.E32]/[.B32]" office:value-type="percentage" office:value="0.0405797101449275" calcext:value-type="percentage">
            <text:p>4.06%</text:p>
          </table:table-cell>
          <table:table-cell office:value-type="float" office:value="7" calcext:value-type="float">
            <text:p>7</text:p>
          </table:table-cell>
          <table:table-cell table:formula="of:=[.G32]/[.B32]" office:value-type="percentage" office:value="0.0202898550724638" calcext:value-type="percentage">
            <text:p>2.03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table:formula="of:=[.C33]/[.B33]" office:value-type="percentage" office:value="0.0662251655629139" calcext:value-type="percentage">
            <text:p>6.62%</text:p>
          </table:table-cell>
          <table:table-cell office:value-type="float" office:value="14" calcext:value-type="float">
            <text:p>14</text:p>
          </table:table-cell>
          <table:table-cell table:formula="of:=[.E33]/[.B33]" office:value-type="percentage" office:value="0.0463576158940397" calcext:value-type="percentage">
            <text:p>4.64%</text:p>
          </table:table-cell>
          <table:table-cell office:value-type="float" office:value="6" calcext:value-type="float">
            <text:p>6</text:p>
          </table:table-cell>
          <table:table-cell table:formula="of:=[.G33]/[.B33]" office:value-type="percentage" office:value="0.0198675496688742" calcext:value-type="percentage">
            <text:p>1.99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8" calcext:value-type="float">
            <text:p>18</text:p>
          </table:table-cell>
          <table:table-cell table:formula="of:=[.C34]/[.B34]" office:value-type="percentage" office:value="0.0664206642066421" calcext:value-type="percentage">
            <text:p>6.64%</text:p>
          </table:table-cell>
          <table:table-cell office:value-type="float" office:value="12" calcext:value-type="float">
            <text:p>12</text:p>
          </table:table-cell>
          <table:table-cell table:formula="of:=[.E34]/[.B34]" office:value-type="percentage" office:value="0.044280442804428" calcext:value-type="percentage">
            <text:p>4.43%</text:p>
          </table:table-cell>
          <table:table-cell office:value-type="float" office:value="6" calcext:value-type="float">
            <text:p>6</text:p>
          </table:table-cell>
          <table:table-cell table:formula="of:=[.G34]/[.B34]" office:value-type="percentage" office:value="0.022140221402214" calcext:value-type="percentage">
            <text:p>2.21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table:formula="of:=[.C35]/[.B35]" office:value-type="percentage" office:value="0.075" calcext:value-type="percentage">
            <text:p>7.50%</text:p>
          </table:table-cell>
          <table:table-cell office:value-type="float" office:value="12" calcext:value-type="float">
            <text:p>12</text:p>
          </table:table-cell>
          <table:table-cell table:formula="of:=[.E35]/[.B35]" office:value-type="percentage" office:value="0.05" calcext:value-type="percentage">
            <text:p>5.00%</text:p>
          </table:table-cell>
          <table:table-cell office:value-type="float" office:value="6" calcext:value-type="float">
            <text:p>6</text:p>
          </table:table-cell>
          <table:table-cell table:formula="of:=[.G35]/[.B35]" office:value-type="percentage" office:value="0.025" calcext:value-type="percentage">
            <text:p>2.5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7" calcext:value-type="float">
            <text:p>17</text:p>
          </table:table-cell>
          <table:table-cell table:formula="of:=[.C36]/[.B36]" office:value-type="percentage" office:value="0.0787037037037037" calcext:value-type="percentage">
            <text:p>7.87%</text:p>
          </table:table-cell>
          <table:table-cell office:value-type="float" office:value="11" calcext:value-type="float">
            <text:p>11</text:p>
          </table:table-cell>
          <table:table-cell table:formula="of:=[.E36]/[.B36]" office:value-type="percentage" office:value="0.0509259259259259" calcext:value-type="percentage">
            <text:p>5.09%</text:p>
          </table:table-cell>
          <table:table-cell office:value-type="float" office:value="6" calcext:value-type="float">
            <text:p>6</text:p>
          </table:table-cell>
          <table:table-cell table:formula="of:=[.G36]/[.B36]" office:value-type="percentage" office:value="0.0277777777777778" calcext:value-type="percentage">
            <text:p>2.78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[.C37]/[.B37]" office:value-type="percentage" office:value="0.0808080808080808" calcext:value-type="percentage">
            <text:p>8.08%</text:p>
          </table:table-cell>
          <table:table-cell office:value-type="float" office:value="11" calcext:value-type="float">
            <text:p>11</text:p>
          </table:table-cell>
          <table:table-cell table:formula="of:=[.E37]/[.B37]" office:value-type="percentage" office:value="0.0555555555555556" calcext:value-type="percentage">
            <text:p>5.56%</text:p>
          </table:table-cell>
          <table:table-cell office:value-type="float" office:value="5" calcext:value-type="float">
            <text:p>5</text:p>
          </table:table-cell>
          <table:table-cell table:formula="of:=[.G37]/[.B37]" office:value-type="percentage" office:value="0.0252525252525252" calcext:value-type="percentage">
            <text:p>2.53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table:formula="of:=[.C38]/[.B38]" office:value-type="percentage" office:value="0.087431693989071" calcext:value-type="percentage">
            <text:p>8.74%</text:p>
          </table:table-cell>
          <table:table-cell office:value-type="float" office:value="11" calcext:value-type="float">
            <text:p>11</text:p>
          </table:table-cell>
          <table:table-cell table:formula="of:=[.E38]/[.B38]" office:value-type="percentage" office:value="0.0601092896174863" calcext:value-type="percentage">
            <text:p>6.01%</text:p>
          </table:table-cell>
          <table:table-cell office:value-type="float" office:value="5" calcext:value-type="float">
            <text:p>5</text:p>
          </table:table-cell>
          <table:table-cell table:formula="of:=[.G38]/[.B38]" office:value-type="percentage" office:value="0.0273224043715847" calcext:value-type="percentage">
            <text:p>2.73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table:formula="of:=[.C39]/[.B39]" office:value-type="percentage" office:value="0.0903614457831325" calcext:value-type="percentage">
            <text:p>9.04%</text:p>
          </table:table-cell>
          <table:table-cell office:value-type="float" office:value="10" calcext:value-type="float">
            <text:p>10</text:p>
          </table:table-cell>
          <table:table-cell table:formula="of:=[.E39]/[.B39]" office:value-type="percentage" office:value="0.0602409638554217" calcext:value-type="percentage">
            <text:p>6.02%</text:p>
          </table:table-cell>
          <table:table-cell office:value-type="float" office:value="5" calcext:value-type="float">
            <text:p>5</text:p>
          </table:table-cell>
          <table:table-cell table:formula="of:=[.G39]/[.B39]" office:value-type="percentage" office:value="0.0301204819277108" calcext:value-type="percentage">
            <text:p>3.01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formula="of:=[.C40]/[.B40]" office:value-type="percentage" office:value="0.0927152317880795" calcext:value-type="percentage">
            <text:p>9.27%</text:p>
          </table:table-cell>
          <table:table-cell office:value-type="float" office:value="10" calcext:value-type="float">
            <text:p>10</text:p>
          </table:table-cell>
          <table:table-cell table:formula="of:=[.E40]/[.B40]" office:value-type="percentage" office:value="0.0662251655629139" calcext:value-type="percentage">
            <text:p>6.62%</text:p>
          </table:table-cell>
          <table:table-cell office:value-type="float" office:value="4" calcext:value-type="float">
            <text:p>4</text:p>
          </table:table-cell>
          <table:table-cell table:formula="of:=[.G40]/[.B40]" office:value-type="percentage" office:value="0.0264900662251656" calcext:value-type="percentage">
            <text:p>2.65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table:formula="of:=[.C41]/[.B41]" office:value-type="percentage" office:value="0.0948905109489051" calcext:value-type="percentage">
            <text:p>9.49%</text:p>
          </table:table-cell>
          <table:table-cell office:value-type="float" office:value="10" calcext:value-type="float">
            <text:p>10</text:p>
          </table:table-cell>
          <table:table-cell table:formula="of:=[.E41]/[.B41]" office:value-type="percentage" office:value="0.072992700729927" calcext:value-type="percentage">
            <text:p>7.30%</text:p>
          </table:table-cell>
          <table:table-cell office:value-type="float" office:value="3" calcext:value-type="float">
            <text:p>3</text:p>
          </table:table-cell>
          <table:table-cell table:formula="of:=[.G41]/[.B41]" office:value-type="percentage" office:value="0.0218978102189781" calcext:value-type="percentage">
            <text:p>2.19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42]/[.B42]" office:value-type="percentage" office:value="0.1" calcext:value-type="percentage">
            <text:p>10.00%</text:p>
          </table:table-cell>
          <table:table-cell office:value-type="float" office:value="10" calcext:value-type="float">
            <text:p>10</text:p>
          </table:table-cell>
          <table:table-cell table:formula="of:=[.E42]/[.B42]" office:value-type="percentage" office:value="0.0769230769230769" calcext:value-type="percentage">
            <text:p>7.69%</text:p>
          </table:table-cell>
          <table:table-cell office:value-type="float" office:value="3" calcext:value-type="float">
            <text:p>3</text:p>
          </table:table-cell>
          <table:table-cell table:formula="of:=[.G42]/[.B42]" office:value-type="percentage" office:value="0.0230769230769231" calcext:value-type="percentage">
            <text:p>2.31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C43]/[.B43]" office:value-type="percentage" office:value="0.100840336134454" calcext:value-type="percentage">
            <text:p>10.08%</text:p>
          </table:table-cell>
          <table:table-cell office:value-type="float" office:value="10" calcext:value-type="float">
            <text:p>10</text:p>
          </table:table-cell>
          <table:table-cell table:formula="of:=[.E43]/[.B43]" office:value-type="percentage" office:value="0.0840336134453782" calcext:value-type="percentage">
            <text:p>8.40%</text:p>
          </table:table-cell>
          <table:table-cell office:value-type="float" office:value="2" calcext:value-type="float">
            <text:p>2</text:p>
          </table:table-cell>
          <table:table-cell table:formula="of:=[.G43]/[.B43]" office:value-type="percentage" office:value="0.0168067226890756" calcext:value-type="percentage">
            <text:p>1.68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00-00-00</text:date>, <text:time style:data-style-name="N2" text:time-value="15:22:45.825979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7:19:20.794207589</meta:creation-date>
    <dc:date>2021-09-04T21:07:12.768524059</dc:date>
    <meta:editing-duration>PT6H37M3S</meta:editing-duration>
    <meta:editing-cycles>16</meta:editing-cycles>
    <meta:generator>LibreOffice/6.4.7.2$Linux_X86_64 LibreOffice_project/40$Build-2</meta:generator>
    <meta:document-statistic meta:table-count="3" meta:cell-count="94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Human-Cause'.A2:'Human-Cause'.A21 'Human-Cause'.D1:'Human-Cause'.D21 'Human-Cause'.F1:'Human-Cause'.F21 'Human-Cause'.H1:'Human-Cause'.H21" chart:data-source-has-labels="both" svg:x="1.331cm" svg:y="0.18cm" svg:width="11.709cm" svg:height="7.659cm">
          <chartooo:coordinate-region svg:x="2.746cm" svg:y="0.38cm" svg:width="10.107cm" svg:height="6.812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Human-Cause'.A2:'Human-Cause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:'Human-Cause'.D21" chart:label-cell-address="'Human-Cause'.D1:'Human-Cause'.D1" chart:class="chart:line">
            <chart:data-point chart:repeated="20"/>
          </chart:series>
          <chart:series chart:style-name="ch10" chart:values-cell-range-address="'Human-Cause'.F2:'Human-Cause'.F21" chart:label-cell-address="'Human-Cause'.F1:'Human-Cause'.F1" chart:class="chart:line">
            <chart:data-point chart:repeated="20"/>
          </chart:series>
          <chart:series chart:style-name="ch11" chart:values-cell-range-address="'Human-Cause'.H2:'Human-Cause'.H21" chart:label-cell-address="'Human-Cause'.H1:'Human-Cause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CA</text:p>
                <draw:g>
                  <svg:desc>'Human-Cause'.D1:'Human-Cause'.D1</svg:desc>
                </draw:g>
              </table:table-cell>
              <table:table-cell office:value-type="string">
                <text:p>GWHCA</text:p>
                <draw:g>
                  <svg:desc>'Human-Cause'.F1:'Human-Cause'.F1</svg:desc>
                </draw:g>
              </table:table-cell>
              <table:table-cell office:value-type="string">
                <text:p>DWHCA</text:p>
                <draw:g>
                  <svg:desc>'Human-Cause'.H1:'Human-Caus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:'Human-Cause'.A21</svg:desc>
                </draw:g>
              </table:table-cell>
              <table:table-cell office:value-type="float" office:value="NaN">
                <text:p>NaN</text:p>
                <draw:g>
                  <svg:desc>'Human-Cause'.D2:'Human-Cause'.D21</svg:desc>
                </draw:g>
              </table:table-cell>
              <table:table-cell office:value-type="float" office:value="NaN">
                <text:p>NaN</text:p>
                <draw:g>
                  <svg:desc>'Human-Cause'.F2:'Human-Cause'.F21</svg:desc>
                </draw:g>
              </table:table-cell>
              <table:table-cell office:value-type="float" office:value="NaN">
                <text:p>NaN</text:p>
                <draw:g>
                  <svg:desc>'Human-Cause'.H2:'Human-Cause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6565656565657">
                <text:p>0.0656565656565657</text:p>
              </table:table-cell>
              <table:table-cell office:value-type="float" office:value="0.0441919191919192">
                <text:p>0.0441919191919192</text:p>
              </table:table-cell>
              <table:table-cell office:value-type="float" office:value="0.0214646464646465">
                <text:p>0.02146464646464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05716406829993">
                <text:p>0.0905716406829993</text:p>
              </table:table-cell>
              <table:table-cell office:value-type="float" office:value="0.0616184112843356">
                <text:p>0.0616184112843356</text:p>
              </table:table-cell>
              <table:table-cell office:value-type="float" office:value="0.0289532293986637">
                <text:p>0.02895322939866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8953613807983">
                <text:p>0.108953613807983</text:p>
              </table:table-cell>
              <table:table-cell office:value-type="float" office:value="0.0701186623516721">
                <text:p>0.0701186623516721</text:p>
              </table:table-cell>
              <table:table-cell office:value-type="float" office:value="0.0388349514563107">
                <text:p>0.03883495145631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6241134751773">
                <text:p>0.126241134751773</text:p>
              </table:table-cell>
              <table:table-cell office:value-type="float" office:value="0.0765957446808511">
                <text:p>0.0765957446808511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4385026737968">
                <text:p>0.144385026737968</text:p>
              </table:table-cell>
              <table:table-cell office:value-type="float" office:value="0.0819964349376114">
                <text:p>0.0819964349376114</text:p>
              </table:table-cell>
              <table:table-cell office:value-type="float" office:value="0.0623885918003565">
                <text:p>0.06238859180035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0.0918803418803419">
                <text:p>0.0918803418803419</text:p>
              </table:table-cell>
              <table:table-cell office:value-type="float" office:value="0.0705128205128205">
                <text:p>0.0705128205128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1122448979592">
                <text:p>0.181122448979592</text:p>
              </table:table-cell>
              <table:table-cell office:value-type="float" office:value="0.104591836734694">
                <text:p>0.104591836734694</text:p>
              </table:table-cell>
              <table:table-cell office:value-type="float" office:value="0.076530612244898">
                <text:p>0.0765306122448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1304347826087">
                <text:p>0.191304347826087</text:p>
              </table:table-cell>
              <table:table-cell office:value-type="float" office:value="0.110144927536232">
                <text:p>0.110144927536232</text:p>
              </table:table-cell>
              <table:table-cell office:value-type="float" office:value="0.0811594202898551">
                <text:p>0.08115942028985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119205298013245">
                <text:p>0.119205298013245</text:p>
              </table:table-cell>
              <table:table-cell office:value-type="float" office:value="0.0827814569536424">
                <text:p>0.08278145695364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4022140221402">
                <text:p>0.214022140221402</text:p>
              </table:table-cell>
              <table:table-cell office:value-type="float" office:value="0.125461254612546">
                <text:p>0.125461254612546</text:p>
              </table:table-cell>
              <table:table-cell office:value-type="float" office:value="0.0885608856088561">
                <text:p>0.08856088560885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5">
                <text:p>0.125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0.103825136612022">
                <text:p>0.1038251366120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9036144578313">
                <text:p>0.259036144578313</text:p>
              </table:table-cell>
              <table:table-cell office:value-type="float" office:value="0.144578313253012">
                <text:p>0.144578313253012</text:p>
              </table:table-cell>
              <table:table-cell office:value-type="float" office:value="0.114457831325301">
                <text:p>0.1144578313253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64900662251656">
                <text:p>0.264900662251656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112582781456954">
                <text:p>0.1125827814569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5474452554745">
                <text:p>0.255474452554745</text:p>
              </table:table-cell>
              <table:table-cell office:value-type="float" office:value="0.160583941605839">
                <text:p>0.160583941605839</text:p>
              </table:table-cell>
              <table:table-cell office:value-type="float" office:value="0.0948905109489051">
                <text:p>0.09489051094890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161538461538462">
                <text:p>0.161538461538462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3697478991597">
                <text:p>0.243697478991597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0.0840336134453782">
                <text:p>0.0840336134453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Human-Cause'.A24:'Human-Cause'.A43 'Human-Cause'.D23:'Human-Cause'.D43 'Human-Cause'.F23:'Human-Cause'.F43 'Human-Cause'.H23:'Human-Cause'.H43" chart:data-source-has-labels="both" svg:x="1.331cm" svg:y="0.18cm" svg:width="11.788cm" svg:height="7.659cm">
          <chartooo:coordinate-region svg:x="2.746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Human-Cause'.A24:'Human-Cause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4:'Human-Cause'.D43" chart:label-cell-address="'Human-Cause'.D23:'Human-Cause'.D23" chart:class="chart:line">
            <chart:data-point chart:repeated="20"/>
          </chart:series>
          <chart:series chart:style-name="ch10" chart:values-cell-range-address="'Human-Cause'.F24:'Human-Cause'.F43" chart:label-cell-address="'Human-Cause'.F23:'Human-Cause'.F23" chart:class="chart:line">
            <chart:data-point chart:repeated="20"/>
          </chart:series>
          <chart:series chart:style-name="ch11" chart:values-cell-range-address="'Human-Cause'.H24:'Human-Cause'.H43" chart:label-cell-address="'Human-Cause'.H23:'Human-Cause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CA</text:p>
                <draw:g>
                  <svg:desc>'Human-Cause'.D23:'Human-Cause'.D23</svg:desc>
                </draw:g>
              </table:table-cell>
              <table:table-cell office:value-type="string">
                <text:p>GSHCA</text:p>
                <draw:g>
                  <svg:desc>'Human-Cause'.F23:'Human-Cause'.F23</svg:desc>
                </draw:g>
              </table:table-cell>
              <table:table-cell office:value-type="string">
                <text:p>DSHCA</text:p>
                <draw:g>
                  <svg:desc>'Human-Cause'.H23:'Human-Caus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4:'Human-Cause'.A43</svg:desc>
                </draw:g>
              </table:table-cell>
              <table:table-cell office:value-type="float" office:value="NaN">
                <text:p>NaN</text:p>
                <draw:g>
                  <svg:desc>'Human-Cause'.D24:'Human-Cause'.D43</svg:desc>
                </draw:g>
              </table:table-cell>
              <table:table-cell office:value-type="float" office:value="NaN">
                <text:p>NaN</text:p>
                <draw:g>
                  <svg:desc>'Human-Cause'.F24:'Human-Cause'.F43</svg:desc>
                </draw:g>
              </table:table-cell>
              <table:table-cell office:value-type="float" office:value="NaN">
                <text:p>NaN</text:p>
                <draw:g>
                  <svg:desc>'Human-Cause'.H24:'Human-Cause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31481481481481">
                <text:p>0.0231481481481481</text:p>
              </table:table-cell>
              <table:table-cell office:value-type="float" office:value="0.0134680134680135">
                <text:p>0.0134680134680135</text:p>
              </table:table-cell>
              <table:table-cell office:value-type="float" office:value="0.00968013468013468">
                <text:p>0.009680134680134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89532293986637">
                <text:p>0.0289532293986637</text:p>
              </table:table-cell>
              <table:table-cell office:value-type="float" office:value="0.0155902004454343">
                <text:p>0.0155902004454343</text:p>
              </table:table-cell>
              <table:table-cell office:value-type="float" office:value="0.0133630289532294">
                <text:p>0.01336302895322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77562028047465">
                <text:p>0.0377562028047465</text:p>
              </table:table-cell>
              <table:table-cell office:value-type="float" office:value="0.0183387270765912">
                <text:p>0.0183387270765912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53900709219858">
                <text:p>0.0453900709219858</text:p>
              </table:table-cell>
              <table:table-cell office:value-type="float" office:value="0.0198581560283688">
                <text:p>0.0198581560283688</text:p>
              </table:table-cell>
              <table:table-cell office:value-type="float" office:value="0.025531914893617">
                <text:p>0.0255319148936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3475935828877">
                <text:p>0.053475935828877</text:p>
              </table:table-cell>
              <table:table-cell office:value-type="float" office:value="0.0213903743315508">
                <text:p>0.0213903743315508</text:p>
              </table:table-cell>
              <table:table-cell office:value-type="float" office:value="0.0320855614973262">
                <text:p>0.03208556149732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1965811965812">
                <text:p>0.061965811965812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363247863247863">
                <text:p>0.03632478632478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280612244897959">
                <text:p>0.0280612244897959</text:p>
              </table:table-cell>
              <table:table-cell office:value-type="float" office:value="0.0433673469387755">
                <text:p>0.04336734693877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53623188405797">
                <text:p>0.0753623188405797</text:p>
              </table:table-cell>
              <table:table-cell office:value-type="float" office:value="0.0289855072463768">
                <text:p>0.0289855072463768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94701986754967">
                <text:p>0.0794701986754967</text:p>
              </table:table-cell>
              <table:table-cell office:value-type="float" office:value="0.033112582781457">
                <text:p>0.033112582781457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85608856088561">
                <text:p>0.0885608856088561</text:p>
              </table:table-cell>
              <table:table-cell office:value-type="float" office:value="0.03690036900369">
                <text:p>0.03690036900369</text:p>
              </table:table-cell>
              <table:table-cell office:value-type="float" office:value="0.0516605166051661">
                <text:p>0.0516605166051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75">
                <text:p>0.08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5959595959596">
                <text:p>0.095959595959596</text:p>
              </table:table-cell>
              <table:table-cell office:value-type="float" office:value="0.0404040404040404">
                <text:p>0.0404040404040404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83606557377049">
                <text:p>0.0983606557377049</text:p>
              </table:table-cell>
              <table:table-cell office:value-type="float" office:value="0.0437158469945355">
                <text:p>0.0437158469945355</text:p>
              </table:table-cell>
              <table:table-cell office:value-type="float" office:value="0.0546448087431694">
                <text:p>0.05464480874316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8433734939759">
                <text:p>0.108433734939759</text:p>
              </table:table-cell>
              <table:table-cell office:value-type="float" office:value="0.0481927710843374">
                <text:p>0.0481927710843374</text:p>
              </table:table-cell>
              <table:table-cell office:value-type="float" office:value="0.0602409638554217">
                <text:p>0.06024096385542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5960264900662">
                <text:p>0.105960264900662</text:p>
              </table:table-cell>
              <table:table-cell office:value-type="float" office:value="0.0463576158940397">
                <text:p>0.0463576158940397</text:p>
              </table:table-cell>
              <table:table-cell office:value-type="float" office:value="0.0596026490066225">
                <text:p>0.05960264900662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9489051094891">
                <text:p>0.109489051094891</text:p>
              </table:table-cell>
              <table:table-cell office:value-type="float" office:value="0.0510948905109489">
                <text:p>0.0510948905109489</text:p>
              </table:table-cell>
              <table:table-cell office:value-type="float" office:value="0.0583941605839416">
                <text:p>0.05839416058394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0538461538461539">
                <text:p>0.05384615384615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2436974789916">
                <text:p>0.092436974789916</text:p>
              </table:table-cell>
              <table:table-cell office:value-type="float" office:value="0.0420168067226891">
                <text:p>0.0420168067226891</text:p>
              </table:table-cell>
              <table:table-cell office:value-type="float" office:value="0.0504201680672269">
                <text:p>0.0504201680672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Nature-Cause'.A2:'Nature-Cause'.A21 'Nature-Cause'.D1:'Nature-Cause'.D21 'Nature-Cause'.F1:'Nature-Cause'.F21 'Nature-Cause'.H1:'Nature-Cause'.H21" chart:data-source-has-labels="both" svg:x="1.331cm" svg:y="0.18cm" svg:width="11.709cm" svg:height="7.659cm">
          <chartooo:coordinate-region svg:x="2.561cm" svg:y="0.379cm" svg:width="10.107cm" svg:height="6.813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Nature-Cause'.A2:'Nature-Cause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Nature-Cause'.D2:'Nature-Cause'.D21" chart:label-cell-address="'Nature-Cause'.D1:'Nature-Cause'.D1" chart:class="chart:line">
            <chart:data-point chart:repeated="20"/>
          </chart:series>
          <chart:series chart:style-name="ch10" chart:values-cell-range-address="'Nature-Cause'.F2:'Nature-Cause'.F21" chart:label-cell-address="'Nature-Cause'.F1:'Nature-Cause'.F1" chart:class="chart:line">
            <chart:data-point chart:repeated="20"/>
          </chart:series>
          <chart:series chart:style-name="ch11" chart:values-cell-range-address="'Nature-Cause'.H2:'Nature-Cause'.H21" chart:label-cell-address="'Nature-Cause'.H1:'Nature-Cause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NCA</text:p>
                <draw:g>
                  <svg:desc>'Nature-Cause'.D1:'Nature-Cause'.D1</svg:desc>
                </draw:g>
              </table:table-cell>
              <table:table-cell office:value-type="string">
                <text:p>GWNCA</text:p>
                <draw:g>
                  <svg:desc>'Nature-Cause'.F1:'Nature-Cause'.F1</svg:desc>
                </draw:g>
              </table:table-cell>
              <table:table-cell office:value-type="string">
                <text:p>DWNCA</text:p>
                <draw:g>
                  <svg:desc>'Nature-Cause'.H1:'Nature-Caus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ature-Cause'.A2:'Nature-Cause'.A21</svg:desc>
                </draw:g>
              </table:table-cell>
              <table:table-cell office:value-type="float" office:value="NaN">
                <text:p>NaN</text:p>
                <draw:g>
                  <svg:desc>'Nature-Cause'.D2:'Nature-Cause'.D21</svg:desc>
                </draw:g>
              </table:table-cell>
              <table:table-cell office:value-type="float" office:value="NaN">
                <text:p>NaN</text:p>
                <draw:g>
                  <svg:desc>'Nature-Cause'.F2:'Nature-Cause'.F21</svg:desc>
                </draw:g>
              </table:table-cell>
              <table:table-cell office:value-type="float" office:value="NaN">
                <text:p>NaN</text:p>
                <draw:g>
                  <svg:desc>'Nature-Cause'.H2:'Nature-Cause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147306397306397">
                <text:p>0.0147306397306397</text:p>
              </table:table-cell>
              <table:table-cell office:value-type="float" office:value="0.007996632996633">
                <text:p>0.0079966329966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6347438752784">
                <text:p>0.0356347438752784</text:p>
              </table:table-cell>
              <table:table-cell office:value-type="float" office:value="0.0244988864142539">
                <text:p>0.0244988864142539</text:p>
              </table:table-cell>
              <table:table-cell office:value-type="float" office:value="0.0111358574610245">
                <text:p>0.01113585746102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31499460625674">
                <text:p>0.04314994606256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140237324703344">
                <text:p>0.01402373247033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82269503546099">
                <text:p>0.0482269503546099</text:p>
              </table:table-cell>
              <table:table-cell office:value-type="float" office:value="0.0340425531914894">
                <text:p>0.0340425531914894</text:p>
              </table:table-cell>
              <table:table-cell office:value-type="float" office:value="0.0141843971631206">
                <text:p>0.0141843971631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99108734402852">
                <text:p>0.0499108734402852</text:p>
              </table:table-cell>
              <table:table-cell office:value-type="float" office:value="0.035650623885918">
                <text:p>0.035650623885918</text:p>
              </table:table-cell>
              <table:table-cell office:value-type="float" office:value="0.0142602495543672">
                <text:p>0.01426024955436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34188034188034">
                <text:p>0.0534188034188034</text:p>
              </table:table-cell>
              <table:table-cell office:value-type="float" office:value="0.0363247863247863">
                <text:p>0.0363247863247863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12244897959184">
                <text:p>0.0612244897959184</text:p>
              </table:table-cell>
              <table:table-cell office:value-type="float" office:value="0.0433673469387755">
                <text:p>0.043367346938775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95652173913043">
                <text:p>0.0695652173913043</text:p>
              </table:table-cell>
              <table:table-cell office:value-type="float" office:value="0.0492753623188406">
                <text:p>0.0492753623188406</text:p>
              </table:table-cell>
              <table:table-cell office:value-type="float" office:value="0.0202898550724638">
                <text:p>0.02028985507246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28476821192053">
                <text:p>0.0728476821192053</text:p>
              </table:table-cell>
              <table:table-cell office:value-type="float" office:value="0.0562913907284768">
                <text:p>0.0562913907284768</text:p>
              </table:table-cell>
              <table:table-cell office:value-type="float" office:value="0.0165562913907285">
                <text:p>0.0165562913907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738007380073801">
                <text:p>0.0738007380073801</text:p>
              </table:table-cell>
              <table:table-cell office:value-type="float" office:value="0.0590405904059041">
                <text:p>0.0590405904059041</text:p>
              </table:table-cell>
              <table:table-cell office:value-type="float" office:value="0.014760147601476">
                <text:p>0.014760147601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7962962962963">
                <text:p>0.087962962962963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707070707070707">
                <text:p>0.0707070707070707</text:p>
              </table:table-cell>
              <table:table-cell office:value-type="float" office:value="0.0202020202020202">
                <text:p>0.02020202020202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2896174863388">
                <text:p>0.092896174863388</text:p>
              </table:table-cell>
              <table:table-cell office:value-type="float" office:value="0.0710382513661202">
                <text:p>0.0710382513661202</text:p>
              </table:table-cell>
              <table:table-cell office:value-type="float" office:value="0.0218579234972678">
                <text:p>0.02185792349726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2409638554217">
                <text:p>0.102409638554217</text:p>
              </table:table-cell>
              <table:table-cell office:value-type="float" office:value="0.0783132530120482">
                <text:p>0.0783132530120482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12582781456954">
                <text:p>0.112582781456954</text:p>
              </table:table-cell>
              <table:table-cell office:value-type="float" office:value="0.0860927152317881">
                <text:p>0.0860927152317881</text:p>
              </table:table-cell>
              <table:table-cell office:value-type="float" office:value="0.0264900662251656">
                <text:p>0.0264900662251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2189781021898">
                <text:p>0.102189781021898</text:p>
              </table:table-cell>
              <table:table-cell office:value-type="float" office:value="0.0802919708029197">
                <text:p>0.0802919708029197</text:p>
              </table:table-cell>
              <table:table-cell office:value-type="float" office:value="0.0218978102189781">
                <text:p>0.02189781021897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40336134453782">
                <text:p>0.0840336134453782</text:p>
              </table:table-cell>
              <table:table-cell office:value-type="float" office:value="0.0672268907563025">
                <text:p>0.0672268907563025</text:p>
              </table:table-cell>
              <table:table-cell office:value-type="float" office:value="0.0168067226890756">
                <text:p>0.01680672268907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Nature-Cause'.A24:'Nature-Cause'.A43 'Nature-Cause'.D23:'Nature-Cause'.D43 'Nature-Cause'.F23:'Nature-Cause'.F43 'Nature-Cause'.H23:'Nature-Cause'.H43" chart:data-source-has-labels="both" svg:x="1.331cm" svg:y="0.18cm" svg:width="11.788cm" svg:height="7.659cm">
          <chartooo:coordinate-region svg:x="2.561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Nature-Cause'.A24:'Nature-Cause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Nature-Cause'.D24:'Nature-Cause'.D43" chart:label-cell-address="'Nature-Cause'.D23:'Nature-Cause'.D23" chart:class="chart:line">
            <chart:data-point chart:repeated="20"/>
          </chart:series>
          <chart:series chart:style-name="ch10" chart:values-cell-range-address="'Nature-Cause'.F24:'Nature-Cause'.F43" chart:label-cell-address="'Nature-Cause'.F23:'Nature-Cause'.F23" chart:class="chart:line">
            <chart:data-point chart:repeated="20"/>
          </chart:series>
          <chart:series chart:style-name="ch11" chart:values-cell-range-address="'Nature-Cause'.H24:'Nature-Cause'.H43" chart:label-cell-address="'Nature-Cause'.H23:'Nature-Cause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CA</text:p>
                <draw:g>
                  <svg:desc>'Nature-Cause'.D23:'Nature-Cause'.D23</svg:desc>
                </draw:g>
              </table:table-cell>
              <table:table-cell office:value-type="string">
                <text:p>GSNCA</text:p>
                <draw:g>
                  <svg:desc>'Nature-Cause'.F23:'Nature-Cause'.F23</svg:desc>
                </draw:g>
              </table:table-cell>
              <table:table-cell office:value-type="string">
                <text:p>DSNCA</text:p>
                <draw:g>
                  <svg:desc>'Nature-Cause'.H23:'Nature-Caus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ature-Cause'.A24:'Nature-Cause'.A43</svg:desc>
                </draw:g>
              </table:table-cell>
              <table:table-cell office:value-type="float" office:value="NaN">
                <text:p>NaN</text:p>
                <draw:g>
                  <svg:desc>'Nature-Cause'.D24:'Nature-Cause'.D43</svg:desc>
                </draw:g>
              </table:table-cell>
              <table:table-cell office:value-type="float" office:value="NaN">
                <text:p>NaN</text:p>
                <draw:g>
                  <svg:desc>'Nature-Cause'.F24:'Nature-Cause'.F43</svg:desc>
                </draw:g>
              </table:table-cell>
              <table:table-cell office:value-type="float" office:value="NaN">
                <text:p>NaN</text:p>
                <draw:g>
                  <svg:desc>'Nature-Cause'.H24:'Nature-Cause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126262626262626">
                <text:p>0.001262626262626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42390497401633">
                <text:p>0.00742390497401633</text:p>
              </table:table-cell>
              <table:table-cell office:value-type="float" office:value="0.00519673348181143">
                <text:p>0.00519673348181143</text:p>
              </table:table-cell>
              <table:table-cell office:value-type="float" office:value="0.0022271714922049">
                <text:p>0.00222717149220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.0075512405609493">
                <text:p>0.0075512405609493</text:p>
              </table:table-cell>
              <table:table-cell office:value-type="float" office:value="0.00215749730312837">
                <text:p>0.002157497303128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13475177304965">
                <text:p>0.0113475177304965</text:p>
              </table:table-cell>
              <table:table-cell office:value-type="float" office:value="0.0099290780141844">
                <text:p>0.0099290780141844</text:p>
              </table:table-cell>
              <table:table-cell office:value-type="float" office:value="0.00141843971631206">
                <text:p>0.00141843971631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42602495543672">
                <text:p>0.0142602495543672</text:p>
              </table:table-cell>
              <table:table-cell office:value-type="float" office:value="0.0124777183600713">
                <text:p>0.0124777183600713</text:p>
              </table:table-cell>
              <table:table-cell office:value-type="float" office:value="0.0017825311942959">
                <text:p>0.00178253119429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0.0106837606837607">
                <text:p>0.0106837606837607</text:p>
              </table:table-cell>
              <table:table-cell office:value-type="float" office:value="0.00213675213675214">
                <text:p>0.002136752136752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7551020408163">
                <text:p>0.0127551020408163</text:p>
              </table:table-cell>
              <table:table-cell office:value-type="float" office:value="0.0127551020408163">
                <text:p>0.012755102040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CO2-Cut'.A2:'CO2-Cut'.A21 'CO2-Cut'.D1:'CO2-Cut'.D21 'CO2-Cut'.F1:'CO2-Cut'.F21 'CO2-Cut'.H1:'CO2-Cut'.H21" chart:data-source-has-labels="both" svg:x="1.331cm" svg:y="0.18cm" svg:width="11.709cm" svg:height="7.659cm">
          <chartooo:coordinate-region svg:x="2.561cm" svg:y="0.379cm" svg:width="10.107cm" svg:height="6.813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CO2-Cut'.A2:'CO2-Cut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CO2-Cut'.D2:'CO2-Cut'.D21" chart:label-cell-address="'CO2-Cut'.D1:'CO2-Cut'.D1" chart:class="chart:line">
            <chart:data-point chart:repeated="20"/>
          </chart:series>
          <chart:series chart:style-name="ch10" chart:values-cell-range-address="'CO2-Cut'.F2:'CO2-Cut'.F21" chart:label-cell-address="'CO2-Cut'.F1:'CO2-Cut'.F1" chart:class="chart:line">
            <chart:data-point chart:repeated="20"/>
          </chart:series>
          <chart:series chart:style-name="ch11" chart:values-cell-range-address="'CO2-Cut'.H2:'CO2-Cut'.H21" chart:label-cell-address="'CO2-Cut'.H1:'CO2-Cut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CA</text:p>
                <draw:g>
                  <svg:desc>'CO2-Cut'.D1:'CO2-Cut'.D1</svg:desc>
                </draw:g>
              </table:table-cell>
              <table:table-cell office:value-type="string">
                <text:p>GWCCA</text:p>
                <draw:g>
                  <svg:desc>'CO2-Cut'.F1:'CO2-Cut'.F1</svg:desc>
                </draw:g>
              </table:table-cell>
              <table:table-cell office:value-type="string">
                <text:p>DWCCA</text:p>
                <draw:g>
                  <svg:desc>'CO2-Cut'.H1:'CO2-Cut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2-Cut'.A2:'CO2-Cut'.A21</svg:desc>
                </draw:g>
              </table:table-cell>
              <table:table-cell office:value-type="float" office:value="NaN">
                <text:p>NaN</text:p>
                <draw:g>
                  <svg:desc>'CO2-Cut'.D2:'CO2-Cut'.D21</svg:desc>
                </draw:g>
              </table:table-cell>
              <table:table-cell office:value-type="float" office:value="NaN">
                <text:p>NaN</text:p>
                <draw:g>
                  <svg:desc>'CO2-Cut'.F2:'CO2-Cut'.F21</svg:desc>
                </draw:g>
              </table:table-cell>
              <table:table-cell office:value-type="float" office:value="NaN">
                <text:p>NaN</text:p>
                <draw:g>
                  <svg:desc>'CO2-Cut'.H2:'CO2-Cut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28282828282828">
                <text:p>0.0328282828282828</text:p>
              </table:table-cell>
              <table:table-cell office:value-type="float" office:value="0.0244107744107744">
                <text:p>0.0244107744107744</text:p>
              </table:table-cell>
              <table:table-cell office:value-type="float" office:value="0.00841750841750842">
                <text:p>0.008417508417508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67706013363029">
                <text:p>0.0467706013363029</text:p>
              </table:table-cell>
              <table:table-cell office:value-type="float" office:value="0.0348923533778768">
                <text:p>0.0348923533778768</text:p>
              </table:table-cell>
              <table:table-cell office:value-type="float" office:value="0.0118782479584261">
                <text:p>0.01187824795842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93311758360302">
                <text:p>0.0593311758360302</text:p>
              </table:table-cell>
              <table:table-cell office:value-type="float" office:value="0.0420711974110032">
                <text:p>0.0420711974110032</text:p>
              </table:table-cell>
              <table:table-cell office:value-type="float" office:value="0.017259978425027">
                <text:p>0.0172599784250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95035460992908">
                <text:p>0.0695035460992908</text:p>
              </table:table-cell>
              <table:table-cell office:value-type="float" office:value="0.0468085106382979">
                <text:p>0.0468085106382979</text:p>
              </table:table-cell>
              <table:table-cell office:value-type="float" office:value="0.0226950354609929">
                <text:p>0.02269503546099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02139037433155">
                <text:p>0.0802139037433155</text:p>
              </table:table-cell>
              <table:table-cell office:value-type="float" office:value="0.0516934046345811">
                <text:p>0.0516934046345811</text:p>
              </table:table-cell>
              <table:table-cell office:value-type="float" office:value="0.0285204991087344">
                <text:p>0.02852049910873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54700854700855">
                <text:p>0.0854700854700855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69387755102041">
                <text:p>0.0969387755102041</text:p>
              </table:table-cell>
              <table:table-cell office:value-type="float" office:value="0.0586734693877551">
                <text:p>0.0586734693877551</text:p>
              </table:table-cell>
              <table:table-cell office:value-type="float" office:value="0.038265306122449">
                <text:p>0.0382653061224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0144927536232">
                <text:p>0.11014492753623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2516556291391">
                <text:p>0.122516556291391</text:p>
              </table:table-cell>
              <table:table-cell office:value-type="float" office:value="0.076158940397351">
                <text:p>0.076158940397351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25461254612546">
                <text:p>0.125461254612546</text:p>
              </table:table-cell>
              <table:table-cell office:value-type="float" office:value="0.0738007380073801">
                <text:p>0.0738007380073801</text:p>
              </table:table-cell>
              <table:table-cell office:value-type="float" office:value="0.0516605166051661">
                <text:p>0.0516605166051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75">
                <text:p>0.1375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583333333333333">
                <text:p>0.0583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4259259259259">
                <text:p>0.134259259259259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601851851851852">
                <text:p>0.06018518518518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0757575757575758">
                <text:p>0.0757575757575758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0.0819672131147541">
                <text:p>0.0819672131147541</text:p>
              </table:table-cell>
              <table:table-cell office:value-type="float" office:value="0.0655737704918033">
                <text:p>0.06557377049180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6626506024096">
                <text:p>0.156626506024096</text:p>
              </table:table-cell>
              <table:table-cell office:value-type="float" office:value="0.0843373493975904">
                <text:p>0.0843373493975904</text:p>
              </table:table-cell>
              <table:table-cell office:value-type="float" office:value="0.072289156626506">
                <text:p>0.0722891566265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0860927152317881">
                <text:p>0.0860927152317881</text:p>
              </table:table-cell>
              <table:table-cell office:value-type="float" office:value="0.0662251655629139">
                <text:p>0.06622516556291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53284671532847">
                <text:p>0.153284671532847</text:p>
              </table:table-cell>
              <table:table-cell office:value-type="float" office:value="0.0948905109489051">
                <text:p>0.0948905109489051</text:p>
              </table:table-cell>
              <table:table-cell office:value-type="float" office:value="0.0583941605839416">
                <text:p>0.05839416058394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61538461538462">
                <text:p>0.161538461538462</text:p>
              </table:table-cell>
              <table:table-cell office:value-type="float" office:value="0.1">
                <text:p>0.1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0.109243697478992">
                <text:p>0.109243697478992</text:p>
              </table:table-cell>
              <table:table-cell office:value-type="float" office:value="0.0588235294117647">
                <text:p>0.05882352941176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CO2-Cut'.A24:'CO2-Cut'.A43 'CO2-Cut'.D23:'CO2-Cut'.D43 'CO2-Cut'.F23:'CO2-Cut'.F43 'CO2-Cut'.H23:'CO2-Cut'.H43" chart:data-source-has-labels="both" svg:x="1.331cm" svg:y="0.18cm" svg:width="11.788cm" svg:height="7.659cm">
          <chartooo:coordinate-region svg:x="2.561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CO2-Cut'.A24:'CO2-Cut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CO2-Cut'.D24:'CO2-Cut'.D43" chart:label-cell-address="'CO2-Cut'.D23:'CO2-Cut'.D23" chart:class="chart:line">
            <chart:data-point chart:repeated="20"/>
          </chart:series>
          <chart:series chart:style-name="ch10" chart:values-cell-range-address="'CO2-Cut'.F24:'CO2-Cut'.F43" chart:label-cell-address="'CO2-Cut'.F23:'CO2-Cut'.F23" chart:class="chart:line">
            <chart:data-point chart:repeated="20"/>
          </chart:series>
          <chart:series chart:style-name="ch11" chart:values-cell-range-address="'CO2-Cut'.H24:'CO2-Cut'.H43" chart:label-cell-address="'CO2-Cut'.H23:'CO2-Cut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A</text:p>
                <draw:g>
                  <svg:desc>'CO2-Cut'.D23:'CO2-Cut'.D23</svg:desc>
                </draw:g>
              </table:table-cell>
              <table:table-cell office:value-type="string">
                <text:p>GSCCA</text:p>
                <draw:g>
                  <svg:desc>'CO2-Cut'.F23:'CO2-Cut'.F23</svg:desc>
                </draw:g>
              </table:table-cell>
              <table:table-cell office:value-type="string">
                <text:p>DSCCA</text:p>
                <draw:g>
                  <svg:desc>'CO2-Cut'.H23:'CO2-Cut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2-Cut'.A24:'CO2-Cut'.A43</svg:desc>
                </draw:g>
              </table:table-cell>
              <table:table-cell office:value-type="float" office:value="NaN">
                <text:p>NaN</text:p>
                <draw:g>
                  <svg:desc>'CO2-Cut'.D24:'CO2-Cut'.D43</svg:desc>
                </draw:g>
              </table:table-cell>
              <table:table-cell office:value-type="float" office:value="NaN">
                <text:p>NaN</text:p>
                <draw:g>
                  <svg:desc>'CO2-Cut'.F24:'CO2-Cut'.F43</svg:desc>
                </draw:g>
              </table:table-cell>
              <table:table-cell office:value-type="float" office:value="NaN">
                <text:p>NaN</text:p>
                <draw:g>
                  <svg:desc>'CO2-Cut'.H24:'CO2-Cut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55723905723906">
                <text:p>0.0155723905723906</text:p>
              </table:table-cell>
              <table:table-cell office:value-type="float" office:value="0.0113636363636364">
                <text:p>0.0113636363636364</text:p>
              </table:table-cell>
              <table:table-cell office:value-type="float" office:value="0.00420875420875421">
                <text:p>0.004208754208754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30141054194506">
                <text:p>0.0230141054194506</text:p>
              </table:table-cell>
              <table:table-cell office:value-type="float" office:value="0.0178173719376392">
                <text:p>0.0178173719376392</text:p>
              </table:table-cell>
              <table:table-cell office:value-type="float" office:value="0.00519673348181143">
                <text:p>0.005196733481811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02049622437972">
                <text:p>0.0302049622437972</text:p>
              </table:table-cell>
              <table:table-cell office:value-type="float" office:value="0.0226537216828479">
                <text:p>0.0226537216828479</text:p>
              </table:table-cell>
              <table:table-cell office:value-type="float" office:value="0.0075512405609493">
                <text:p>0.0075512405609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68794326241135">
                <text:p>0.0368794326241135</text:p>
              </table:table-cell>
              <table:table-cell office:value-type="float" office:value="0.0269503546099291">
                <text:p>0.0269503546099291</text:p>
              </table:table-cell>
              <table:table-cell office:value-type="float" office:value="0.0099290780141844">
                <text:p>0.00992907801418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45632798573975">
                <text:p>0.0445632798573975</text:p>
              </table:table-cell>
              <table:table-cell office:value-type="float" office:value="0.0320855614973262">
                <text:p>0.0320855614973262</text:p>
              </table:table-cell>
              <table:table-cell office:value-type="float" office:value="0.0124777183600713">
                <text:p>0.01247771836007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8717948717949">
                <text:p>0.0448717948717949</text:p>
              </table:table-cell>
              <table:table-cell office:value-type="float" office:value="0.0299145299145299">
                <text:p>0.0299145299145299</text:p>
              </table:table-cell>
              <table:table-cell office:value-type="float" office:value="0.014957264957265">
                <text:p>0.0149572649572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08695652173913">
                <text:p>0.0608695652173913</text:p>
              </table:table-cell>
              <table:table-cell office:value-type="float" office:value="0.0405797101449275">
                <text:p>0.0405797101449275</text:p>
              </table:table-cell>
              <table:table-cell office:value-type="float" office:value="0.0202898550724638">
                <text:p>0.02028985507246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62251655629139">
                <text:p>0.0662251655629139</text:p>
              </table:table-cell>
              <table:table-cell office:value-type="float" office:value="0.0463576158940397">
                <text:p>0.0463576158940397</text:p>
              </table:table-cell>
              <table:table-cell office:value-type="float" office:value="0.0198675496688742">
                <text:p>0.01986754966887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64206642066421">
                <text:p>0.0664206642066421</text:p>
              </table:table-cell>
              <table:table-cell office:value-type="float" office:value="0.044280442804428">
                <text:p>0.044280442804428</text:p>
              </table:table-cell>
              <table:table-cell office:value-type="float" office:value="0.022140221402214">
                <text:p>0.0221402214022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87037037037037">
                <text:p>0.0787037037037037</text:p>
              </table:table-cell>
              <table:table-cell office:value-type="float" office:value="0.0509259259259259">
                <text:p>0.0509259259259259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08080808080808">
                <text:p>0.080808080808080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52525252525252">
                <text:p>0.02525252525252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87431693989071">
                <text:p>0.087431693989071</text:p>
              </table:table-cell>
              <table:table-cell office:value-type="float" office:value="0.0601092896174863">
                <text:p>0.0601092896174863</text:p>
              </table:table-cell>
              <table:table-cell office:value-type="float" office:value="0.0273224043715847">
                <text:p>0.02732240437158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03614457831325">
                <text:p>0.0903614457831325</text:p>
              </table:table-cell>
              <table:table-cell office:value-type="float" office:value="0.0602409638554217">
                <text:p>0.0602409638554217</text:p>
              </table:table-cell>
              <table:table-cell office:value-type="float" office:value="0.0301204819277108">
                <text:p>0.03012048192771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927152317880795">
                <text:p>0.0927152317880795</text:p>
              </table:table-cell>
              <table:table-cell office:value-type="float" office:value="0.0662251655629139">
                <text:p>0.0662251655629139</text:p>
              </table:table-cell>
              <table:table-cell office:value-type="float" office:value="0.0264900662251656">
                <text:p>0.0264900662251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48905109489051">
                <text:p>0.0948905109489051</text:p>
              </table:table-cell>
              <table:table-cell office:value-type="float" office:value="0.072992700729927">
                <text:p>0.072992700729927</text:p>
              </table:table-cell>
              <table:table-cell office:value-type="float" office:value="0.0218978102189781">
                <text:p>0.02189781021897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00840336134454">
                <text:p>0.100840336134454</text:p>
              </table:table-cell>
              <table:table-cell office:value-type="float" office:value="0.0840336134453782">
                <text:p>0.0840336134453782</text:p>
              </table:table-cell>
              <table:table-cell office:value-type="float" office:value="0.0168067226890756">
                <text:p>0.01680672268907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